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036e6d" officeooo:paragraph-rsid="00036e6d"/>
    </style:style>
    <style:style style:name="P2" style:family="paragraph" style:parent-style-name="Footnote">
      <style:text-properties officeooo:rsid="000858cb" officeooo:paragraph-rsid="000858cb"/>
    </style:style>
    <style:style style:name="P3" style:family="paragraph" style:parent-style-name="Footnote">
      <style:text-properties officeooo:rsid="000e15e2" officeooo:paragraph-rsid="000e15e2"/>
    </style:style>
    <style:style style:name="P4" style:family="paragraph" style:parent-style-name="Footnote">
      <style:text-properties officeooo:rsid="00282921" officeooo:paragraph-rsid="00282921"/>
    </style:style>
    <style:style style:name="P5" style:family="paragraph" style:parent-style-name="Footnote">
      <style:text-properties officeooo:rsid="00300707" officeooo:paragraph-rsid="00300707"/>
    </style:style>
    <style:style style:name="P6" style:family="paragraph" style:parent-style-name="Footnote">
      <style:text-properties officeooo:rsid="003b04d4" officeooo:paragraph-rsid="003b04d4"/>
    </style:style>
    <style:style style:name="P7" style:family="paragraph" style:parent-style-name="Footnote">
      <style:text-properties officeooo:rsid="0042e9fa" officeooo:paragraph-rsid="0042e9fa"/>
    </style:style>
    <style:style style:name="P8" style:family="paragraph" style:parent-style-name="Footnote">
      <style:text-properties officeooo:rsid="00470de2" officeooo:paragraph-rsid="00470de2"/>
    </style:style>
    <style:style style:name="P9" style:family="paragraph" style:parent-style-name="Footnote">
      <style:text-properties officeooo:rsid="005d24f5" officeooo:paragraph-rsid="005d24f5"/>
    </style:style>
    <style:style style:name="P10" style:family="paragraph" style:parent-style-name="Standard">
      <style:text-properties officeooo:rsid="000e15e2" officeooo:paragraph-rsid="000e15e2"/>
    </style:style>
    <style:style style:name="P11" style:family="paragraph" style:parent-style-name="Standard">
      <style:text-properties style:font-name="Liberation Serif" officeooo:rsid="000fb38c" officeooo:paragraph-rsid="0036782e"/>
    </style:style>
    <style:style style:name="P12" style:family="paragraph" style:parent-style-name="Standard">
      <style:text-properties style:font-name="Liberation Serif" officeooo:rsid="0039cb8a" officeooo:paragraph-rsid="0039cb8a"/>
    </style:style>
    <style:style style:name="P13" style:family="paragraph" style:parent-style-name="Standard">
      <style:text-properties style:font-name="Liberation Serif" officeooo:rsid="0041081e" officeooo:paragraph-rsid="0041081e"/>
    </style:style>
    <style:style style:name="P14" style:family="paragraph" style:parent-style-name="Standard">
      <style:text-properties style:font-name="Liberation Serif" officeooo:rsid="003be45a" officeooo:paragraph-rsid="003dc28d"/>
    </style:style>
    <style:style style:name="P15" style:family="paragraph" style:parent-style-name="Standard">
      <style:text-properties style:font-name="Liberation Serif" officeooo:rsid="0016fec8" officeooo:paragraph-rsid="005b9491"/>
    </style:style>
    <style:style style:name="P16" style:family="paragraph" style:parent-style-name="Standard">
      <style:text-properties style:font-name="Courier New" officeooo:rsid="0022fa26" officeooo:paragraph-rsid="0036782e"/>
    </style:style>
    <style:style style:name="P17" style:family="paragraph" style:parent-style-name="Standard">
      <style:text-properties officeooo:rsid="0016fec8" officeooo:paragraph-rsid="004321f3"/>
    </style:style>
    <style:style style:name="P18" style:family="paragraph" style:parent-style-name="Standard">
      <style:text-properties officeooo:rsid="0016fec8" officeooo:paragraph-rsid="004d7878"/>
    </style:style>
    <style:style style:name="P19" style:family="paragraph" style:parent-style-name="Standard">
      <style:text-properties officeooo:rsid="0016fec8" officeooo:paragraph-rsid="004de775"/>
    </style:style>
    <style:style style:name="P20" style:family="paragraph" style:parent-style-name="Standard">
      <style:text-properties officeooo:rsid="0016fec8" officeooo:paragraph-rsid="00500311"/>
    </style:style>
    <style:style style:name="P21" style:family="paragraph" style:parent-style-name="Standard">
      <style:text-properties officeooo:rsid="0016fec8" officeooo:paragraph-rsid="005630be"/>
    </style:style>
    <style:style style:name="P22" style:family="paragraph" style:parent-style-name="Standard">
      <style:text-properties officeooo:rsid="0016fec8" officeooo:paragraph-rsid="005821a8"/>
    </style:style>
    <style:style style:name="P23" style:family="paragraph" style:parent-style-name="Standard">
      <style:text-properties officeooo:paragraph-rsid="003b04d4"/>
    </style:style>
    <style:style style:name="P24" style:family="paragraph" style:parent-style-name="Standard">
      <style:text-properties officeooo:rsid="0007771b" officeooo:paragraph-rsid="00082305"/>
    </style:style>
    <style:style style:name="P25" style:family="paragraph" style:parent-style-name="Standard">
      <style:text-properties officeooo:rsid="0055b024" officeooo:paragraph-rsid="0055b024"/>
    </style:style>
    <style:style style:name="P26" style:family="paragraph" style:parent-style-name="Standard">
      <style:text-properties officeooo:rsid="003b04d4" officeooo:paragraph-rsid="003b04d4"/>
    </style:style>
    <style:style style:name="P27" style:family="paragraph" style:parent-style-name="Standard">
      <style:text-properties officeooo:rsid="005d24f5" officeooo:paragraph-rsid="005d24f5"/>
    </style:style>
    <style:style style:name="P28" style:family="paragraph" style:parent-style-name="Preformatted_20_Text" style:list-style-name="L7">
      <style:text-properties officeooo:rsid="001358e2" officeooo:paragraph-rsid="001358e2"/>
    </style:style>
    <style:style style:name="P29" style:family="paragraph" style:parent-style-name="Standard" style:list-style-name="L1"/>
    <style:style style:name="P30" style:family="paragraph" style:parent-style-name="Standard" style:list-style-name="L1">
      <style:text-properties officeooo:rsid="00092c93" officeooo:paragraph-rsid="00092c93"/>
    </style:style>
    <style:style style:name="P31" style:family="paragraph" style:parent-style-name="Standard" style:list-style-name="L2">
      <style:text-properties officeooo:rsid="00092c93" officeooo:paragraph-rsid="00338f02"/>
    </style:style>
    <style:style style:name="P32" style:family="paragraph" style:parent-style-name="Standard" style:list-style-name="L4">
      <style:text-properties officeooo:rsid="00092c93" officeooo:paragraph-rsid="00092c93"/>
    </style:style>
    <style:style style:name="P33" style:family="paragraph" style:parent-style-name="Standard" style:list-style-name="L4">
      <style:text-properties officeooo:rsid="00092c93" officeooo:paragraph-rsid="001d671e"/>
    </style:style>
    <style:style style:name="P34" style:family="paragraph" style:parent-style-name="Standard" style:list-style-name="L1">
      <style:text-properties officeooo:rsid="002c1da5" officeooo:paragraph-rsid="002c1da5"/>
    </style:style>
    <style:style style:name="P35" style:family="paragraph" style:parent-style-name="Standard" style:list-style-name="L2">
      <style:text-properties officeooo:rsid="002c5d7e" officeooo:paragraph-rsid="00338f02"/>
    </style:style>
    <style:style style:name="P36" style:family="paragraph" style:parent-style-name="Standard" style:list-style-name="L2">
      <style:text-properties officeooo:rsid="001a3ba9" officeooo:paragraph-rsid="00338f02"/>
    </style:style>
    <style:style style:name="P37" style:family="paragraph" style:parent-style-name="Standard" style:list-style-name="L4">
      <style:text-properties officeooo:rsid="001a3ba9" officeooo:paragraph-rsid="001a3ba9"/>
    </style:style>
    <style:style style:name="P38" style:family="paragraph" style:parent-style-name="Standard" style:list-style-name="L2">
      <style:text-properties officeooo:rsid="000d3053" officeooo:paragraph-rsid="00338f02"/>
    </style:style>
    <style:style style:name="P39" style:family="paragraph" style:parent-style-name="Standard" style:list-style-name="L4">
      <style:text-properties officeooo:rsid="000d3053" officeooo:paragraph-rsid="000d3053"/>
    </style:style>
    <style:style style:name="P40" style:family="paragraph" style:parent-style-name="Standard" style:list-style-name="L4">
      <style:text-properties officeooo:rsid="000d3053" officeooo:paragraph-rsid="0028f8ba"/>
    </style:style>
    <style:style style:name="P41" style:family="paragraph" style:parent-style-name="Standard" style:list-style-name="L2">
      <style:text-properties officeooo:rsid="00338f02" officeooo:paragraph-rsid="00338f02"/>
    </style:style>
    <style:style style:name="P42" style:family="paragraph" style:parent-style-name="Standard" style:list-style-name="L2">
      <style:text-properties style:font-name="Courier New" officeooo:rsid="00338f02" officeooo:paragraph-rsid="00338f02"/>
    </style:style>
    <style:style style:name="P43" style:family="paragraph" style:parent-style-name="Standard" style:list-style-name="L4">
      <style:text-properties style:font-name="Courier New" officeooo:rsid="000d3053" officeooo:paragraph-rsid="0028f8ba"/>
    </style:style>
    <style:style style:name="P44" style:family="paragraph" style:parent-style-name="Standard" style:list-style-name="L4">
      <style:text-properties style:font-name="Courier New" officeooo:rsid="000da785" officeooo:paragraph-rsid="0028f8ba"/>
    </style:style>
    <style:style style:name="P45" style:family="paragraph" style:parent-style-name="Standard" style:list-style-name="L5">
      <style:text-properties style:font-name="Courier New" officeooo:rsid="000e15e2" officeooo:paragraph-rsid="000e15e2"/>
    </style:style>
    <style:style style:name="P46" style:family="paragraph" style:parent-style-name="Standard" style:list-style-name="L5">
      <style:text-properties style:font-name="Courier New" officeooo:rsid="00117c0a" officeooo:paragraph-rsid="00117c0a"/>
    </style:style>
    <style:style style:name="P47" style:family="paragraph" style:parent-style-name="Standard" style:list-style-name="L6">
      <style:text-properties style:font-name="Courier New" officeooo:rsid="000fb38c" officeooo:paragraph-rsid="000fb38c"/>
    </style:style>
    <style:style style:name="P48" style:family="paragraph" style:parent-style-name="Standard" style:list-style-name="L9">
      <style:text-properties style:font-name="Courier New" officeooo:rsid="000fb38c" officeooo:paragraph-rsid="001fdb30"/>
    </style:style>
    <style:style style:name="P49" style:family="paragraph" style:parent-style-name="Standard" style:list-style-name="L8">
      <style:text-properties style:font-name="Courier New" officeooo:rsid="0015357b" officeooo:paragraph-rsid="0015357b"/>
    </style:style>
    <style:style style:name="P50" style:family="paragraph" style:parent-style-name="Standard" style:list-style-name="L8">
      <style:text-properties style:font-name="Courier New" officeooo:rsid="0016fec8" officeooo:paragraph-rsid="0016fec8"/>
    </style:style>
    <style:style style:name="P51" style:family="paragraph" style:parent-style-name="Standard" style:list-style-name="L8">
      <style:text-properties style:font-name="Courier New" officeooo:rsid="0018b077" officeooo:paragraph-rsid="0018b077"/>
    </style:style>
    <style:style style:name="P52" style:family="paragraph" style:parent-style-name="Standard" style:list-style-name="L11">
      <style:text-properties style:font-name="Courier New" officeooo:paragraph-rsid="0036782e"/>
    </style:style>
    <style:style style:name="P53" style:family="paragraph" style:parent-style-name="Standard" style:list-style-name="L11">
      <style:text-properties style:font-name="Courier New" officeooo:rsid="0022fa26" officeooo:paragraph-rsid="0036782e"/>
    </style:style>
    <style:style style:name="P54" style:family="paragraph" style:parent-style-name="Standard" style:list-style-name="L12">
      <style:text-properties style:font-name="Courier New" officeooo:rsid="003b04d4" officeooo:paragraph-rsid="003b04d4"/>
    </style:style>
    <style:style style:name="P55" style:family="paragraph" style:parent-style-name="Standard" style:list-style-name="L13">
      <style:text-properties style:font-name="Courier New" officeooo:rsid="003b04d4" officeooo:paragraph-rsid="0050f503"/>
    </style:style>
    <style:style style:name="P56" style:family="paragraph" style:parent-style-name="Standard" style:list-style-name="L14">
      <style:text-properties style:font-name="Courier New" officeooo:rsid="003b04d4" officeooo:paragraph-rsid="005821a8"/>
    </style:style>
    <style:style style:name="P57" style:family="paragraph" style:parent-style-name="Standard" style:list-style-name="L12">
      <style:text-properties style:font-name="Courier New" officeooo:rsid="003f38e6" officeooo:paragraph-rsid="003f38e6"/>
    </style:style>
    <style:style style:name="P58" style:family="paragraph" style:parent-style-name="Standard" style:list-style-name="L12">
      <style:text-properties style:font-name="Courier New" officeooo:rsid="003b82e7" officeooo:paragraph-rsid="003b82e7"/>
    </style:style>
    <style:style style:name="P59" style:family="paragraph" style:parent-style-name="Standard" style:list-style-name="L12">
      <style:text-properties style:font-name="Courier New" officeooo:rsid="003be45a" officeooo:paragraph-rsid="003dc28d"/>
    </style:style>
    <style:style style:name="P60" style:family="paragraph" style:parent-style-name="Standard" style:list-style-name="L12">
      <style:text-properties style:font-name="Courier New" officeooo:rsid="003be45a" officeooo:paragraph-rsid="003be45a"/>
    </style:style>
    <style:style style:name="P61" style:family="paragraph" style:parent-style-name="Standard" style:list-style-name="L12">
      <style:text-properties style:font-name="Courier New" officeooo:rsid="003dc28d" officeooo:paragraph-rsid="003dc28d"/>
    </style:style>
    <style:style style:name="P62" style:family="paragraph" style:parent-style-name="Standard" style:list-style-name="L12">
      <style:text-properties style:font-name="Courier New" officeooo:rsid="0049c0a7" officeooo:paragraph-rsid="0049c0a7"/>
    </style:style>
    <style:style style:name="P63" style:family="paragraph" style:parent-style-name="Standard" style:list-style-name="L12">
      <style:text-properties style:font-name="Courier New" officeooo:rsid="0042e9fa" officeooo:paragraph-rsid="0042e9fa"/>
    </style:style>
    <style:style style:name="P64" style:family="paragraph" style:parent-style-name="Standard" style:list-style-name="L14">
      <style:text-properties style:font-name="Courier New" officeooo:rsid="0059457b" officeooo:paragraph-rsid="0059457b"/>
    </style:style>
    <style:style style:name="P65" style:family="paragraph" style:parent-style-name="Standard" style:list-style-name="L14">
      <style:text-properties style:font-name="Courier New" officeooo:rsid="005a8fb8" officeooo:paragraph-rsid="005a8fb8"/>
    </style:style>
    <style:style style:name="P66" style:family="paragraph" style:parent-style-name="Standard" style:list-style-name="L3">
      <style:text-properties officeooo:rsid="00082305" officeooo:paragraph-rsid="00082305"/>
    </style:style>
    <style:style style:name="P67" style:family="paragraph" style:parent-style-name="Standard" style:list-style-name="L3">
      <style:text-properties officeooo:rsid="000858cb" officeooo:paragraph-rsid="000858cb"/>
    </style:style>
    <style:style style:name="P68" style:family="paragraph" style:parent-style-name="Standard" style:list-style-name="L3">
      <style:text-properties officeooo:rsid="0008e120" officeooo:paragraph-rsid="0008e120"/>
    </style:style>
    <style:style style:name="P69" style:family="paragraph" style:parent-style-name="Standard" style:list-style-name="L4">
      <style:text-properties officeooo:rsid="000da785" officeooo:paragraph-rsid="0028f8ba"/>
    </style:style>
    <style:style style:name="P70" style:family="paragraph" style:parent-style-name="Standard" style:list-style-name="L4">
      <style:text-properties officeooo:rsid="000da785" officeooo:paragraph-rsid="000da785"/>
    </style:style>
    <style:style style:name="P71" style:family="paragraph" style:parent-style-name="Standard" style:list-style-name="L5">
      <style:text-properties officeooo:rsid="000e15e2" officeooo:paragraph-rsid="000e15e2"/>
    </style:style>
    <style:style style:name="P72" style:family="paragraph" style:parent-style-name="Standard" style:list-style-name="L6">
      <style:text-properties officeooo:rsid="000e15e2" officeooo:paragraph-rsid="001a34b4"/>
    </style:style>
    <style:style style:name="P73" style:family="paragraph" style:parent-style-name="Standard" style:list-style-name="L5">
      <style:text-properties officeooo:rsid="00117c0a" officeooo:paragraph-rsid="00117c0a"/>
    </style:style>
    <style:style style:name="P74" style:family="paragraph" style:parent-style-name="Standard" style:list-style-name="L7">
      <style:text-properties officeooo:rsid="00117c0a" officeooo:paragraph-rsid="00117c0a"/>
    </style:style>
    <style:style style:name="P75" style:family="paragraph" style:parent-style-name="Standard" style:list-style-name="L6">
      <style:text-properties officeooo:rsid="000fb38c" officeooo:paragraph-rsid="000fb38c"/>
    </style:style>
    <style:style style:name="P76" style:family="paragraph" style:parent-style-name="Standard" style:list-style-name="L6">
      <style:text-properties officeooo:rsid="000fb38c" officeooo:paragraph-rsid="001a34b4"/>
    </style:style>
    <style:style style:name="P77" style:family="paragraph" style:parent-style-name="Standard" style:list-style-name="L7">
      <style:text-properties officeooo:rsid="001358e2" officeooo:paragraph-rsid="001358e2"/>
    </style:style>
    <style:style style:name="P78" style:family="paragraph" style:parent-style-name="Standard" style:list-style-name="L8">
      <style:text-properties officeooo:rsid="0015357b" officeooo:paragraph-rsid="0015357b"/>
    </style:style>
    <style:style style:name="P79" style:family="paragraph" style:parent-style-name="Standard" style:list-style-name="L8">
      <style:text-properties officeooo:rsid="0016fec8" officeooo:paragraph-rsid="0016fec8"/>
    </style:style>
    <style:style style:name="P80" style:family="paragraph" style:parent-style-name="Standard" style:list-style-name="L8">
      <style:text-properties officeooo:rsid="0016fec8" officeooo:paragraph-rsid="0018b077"/>
    </style:style>
    <style:style style:name="P81" style:family="paragraph" style:parent-style-name="Standard" style:list-style-name="L12">
      <style:text-properties officeooo:rsid="0016fec8" officeooo:paragraph-rsid="004321f3"/>
    </style:style>
    <style:style style:name="P82" style:family="paragraph" style:parent-style-name="Standard" style:list-style-name="L12">
      <style:text-properties officeooo:rsid="0016fec8" officeooo:paragraph-rsid="0048bcf3"/>
    </style:style>
    <style:style style:name="P83" style:family="paragraph" style:parent-style-name="Standard" style:list-style-name="L12">
      <style:text-properties officeooo:rsid="0016fec8" officeooo:paragraph-rsid="00470de2"/>
    </style:style>
    <style:style style:name="P84" style:family="paragraph" style:parent-style-name="Standard" style:list-style-name="L13">
      <style:text-properties officeooo:rsid="0016fec8" officeooo:paragraph-rsid="004de775"/>
    </style:style>
    <style:style style:name="P85" style:family="paragraph" style:parent-style-name="Standard" style:list-style-name="L13">
      <style:text-properties officeooo:rsid="0016fec8" officeooo:paragraph-rsid="004e6c60"/>
    </style:style>
    <style:style style:name="P86" style:family="paragraph" style:parent-style-name="Standard" style:list-style-name="L13">
      <style:text-properties officeooo:rsid="0016fec8" officeooo:paragraph-rsid="00500311"/>
    </style:style>
    <style:style style:name="P87" style:family="paragraph" style:parent-style-name="Standard" style:list-style-name="L13">
      <style:text-properties officeooo:rsid="0016fec8" officeooo:paragraph-rsid="0050f503"/>
    </style:style>
    <style:style style:name="P88" style:family="paragraph" style:parent-style-name="Standard" style:list-style-name="L14">
      <style:text-properties officeooo:rsid="0016fec8" officeooo:paragraph-rsid="005821a8"/>
    </style:style>
    <style:style style:name="P89" style:family="paragraph" style:parent-style-name="Standard" style:list-style-name="L14">
      <style:text-properties officeooo:rsid="0016fec8" officeooo:paragraph-rsid="0059457b"/>
    </style:style>
    <style:style style:name="P90" style:family="paragraph" style:parent-style-name="Standard" style:list-style-name="L14">
      <style:text-properties officeooo:rsid="0016fec8" officeooo:paragraph-rsid="005a8fb8"/>
    </style:style>
    <style:style style:name="P91" style:family="paragraph" style:parent-style-name="Standard" style:list-style-name="L8">
      <style:text-properties officeooo:rsid="0018b077" officeooo:paragraph-rsid="0018b077"/>
    </style:style>
    <style:style style:name="P92" style:family="paragraph" style:parent-style-name="Standard" style:list-style-name="L9">
      <style:text-properties style:font-name="Liberation Serif" officeooo:rsid="001e5821" officeooo:paragraph-rsid="001e5821"/>
    </style:style>
    <style:style style:name="P93" style:family="paragraph" style:parent-style-name="Standard" style:list-style-name="L9">
      <style:text-properties style:font-name="Liberation Serif" officeooo:rsid="001fdb30" officeooo:paragraph-rsid="001fdb30"/>
    </style:style>
    <style:style style:name="P94" style:family="paragraph" style:parent-style-name="Standard" style:list-style-name="L9">
      <style:text-properties style:font-name="Liberation Serif" officeooo:rsid="000fb38c" officeooo:paragraph-rsid="001fdb30"/>
    </style:style>
    <style:style style:name="P95" style:family="paragraph" style:parent-style-name="Standard" style:list-style-name="L12">
      <style:text-properties style:font-name="Liberation Serif" officeooo:rsid="004d7878" officeooo:paragraph-rsid="004d7878"/>
    </style:style>
    <style:style style:name="P96" style:family="paragraph" style:parent-style-name="Standard" style:list-style-name="L12">
      <style:text-properties style:font-name="Liberation Serif" officeooo:rsid="003b04d4" officeooo:paragraph-rsid="003b04d4"/>
    </style:style>
    <style:style style:name="P97" style:family="paragraph" style:parent-style-name="Standard" style:list-style-name="L13">
      <style:text-properties style:font-name="Liberation Serif" officeooo:rsid="003b04d4" officeooo:paragraph-rsid="0050f503"/>
    </style:style>
    <style:style style:name="P98" style:family="paragraph" style:parent-style-name="Standard" style:list-style-name="L14">
      <style:text-properties style:font-name="Liberation Serif" officeooo:rsid="003b04d4" officeooo:paragraph-rsid="005821a8"/>
    </style:style>
    <style:style style:name="P99" style:family="paragraph" style:parent-style-name="Standard" style:list-style-name="L12">
      <style:text-properties style:font-name="Liberation Serif" officeooo:rsid="003f38e6" officeooo:paragraph-rsid="003f38e6"/>
    </style:style>
    <style:style style:name="P100" style:family="paragraph" style:parent-style-name="Standard" style:list-style-name="L12">
      <style:text-properties style:font-name="Liberation Serif" officeooo:rsid="003f38e6" officeooo:paragraph-rsid="0042e9fa"/>
    </style:style>
    <style:style style:name="P101" style:family="paragraph" style:parent-style-name="Standard" style:list-style-name="L12">
      <style:text-properties style:font-name="Liberation Serif" officeooo:rsid="003b82e7" officeooo:paragraph-rsid="003b82e7"/>
    </style:style>
    <style:style style:name="P102" style:family="paragraph" style:parent-style-name="Standard" style:list-style-name="L12">
      <style:text-properties style:font-name="Liberation Serif" officeooo:rsid="003be45a" officeooo:paragraph-rsid="003b82e7"/>
    </style:style>
    <style:style style:name="P103" style:family="paragraph" style:parent-style-name="Standard" style:list-style-name="L12">
      <style:text-properties style:font-name="Liberation Serif" officeooo:rsid="003be45a" officeooo:paragraph-rsid="003dc28d"/>
    </style:style>
    <style:style style:name="P104" style:family="paragraph" style:parent-style-name="Standard" style:list-style-name="L12">
      <style:text-properties style:font-name="Liberation Serif" officeooo:rsid="003be45a" officeooo:paragraph-rsid="003be45a"/>
    </style:style>
    <style:style style:name="P105" style:family="paragraph" style:parent-style-name="Standard" style:list-style-name="L12">
      <style:text-properties style:font-name="Liberation Serif" officeooo:rsid="003be45a" officeooo:paragraph-rsid="003e0ac5"/>
    </style:style>
    <style:style style:name="P106" style:family="paragraph" style:parent-style-name="Standard" style:list-style-name="L13">
      <style:text-properties style:font-name="Liberation Serif" officeooo:rsid="003be45a" officeooo:paragraph-rsid="00500311"/>
    </style:style>
    <style:style style:name="P107" style:family="paragraph" style:parent-style-name="Standard" style:list-style-name="L14">
      <style:text-properties style:font-name="Liberation Serif" officeooo:rsid="003be45a" officeooo:paragraph-rsid="005a8fb8"/>
    </style:style>
    <style:style style:name="P108" style:family="paragraph" style:parent-style-name="Standard" style:list-style-name="L12">
      <style:text-properties style:font-name="Liberation Serif" officeooo:rsid="0042e9fa" officeooo:paragraph-rsid="0042e9fa"/>
    </style:style>
    <style:style style:name="P109" style:family="paragraph" style:parent-style-name="Standard" style:list-style-name="L14">
      <style:text-properties style:font-name="Liberation Serif" officeooo:rsid="005a8fb8" officeooo:paragraph-rsid="005a8fb8"/>
    </style:style>
    <style:style style:name="P110" style:family="paragraph" style:parent-style-name="Standard" style:list-style-name="L14">
      <style:text-properties style:font-name="Liberation Serif" officeooo:rsid="0016fec8" officeooo:paragraph-rsid="005a8fb8"/>
    </style:style>
    <style:style style:name="P111" style:family="paragraph" style:parent-style-name="Standard" style:list-style-name="L10">
      <style:text-properties officeooo:rsid="00265096" officeooo:paragraph-rsid="00265096"/>
    </style:style>
    <style:style style:name="P112" style:family="paragraph" style:parent-style-name="Standard" style:list-style-name="L10">
      <style:text-properties officeooo:rsid="00273af3" officeooo:paragraph-rsid="00273af3"/>
    </style:style>
    <style:style style:name="P113" style:family="paragraph" style:parent-style-name="Standard" style:list-style-name="L11">
      <style:text-properties officeooo:paragraph-rsid="0036782e"/>
    </style:style>
    <style:style style:name="P114" style:family="paragraph" style:parent-style-name="Standard" style:list-style-name="L11">
      <style:text-properties officeooo:rsid="0022fa26" officeooo:paragraph-rsid="0036782e"/>
    </style:style>
    <style:style style:name="P115" style:family="paragraph" style:parent-style-name="Standard" style:list-style-name="L12"/>
    <style:style style:name="P116" style:family="paragraph" style:parent-style-name="Standard" style:list-style-name="L12">
      <style:text-properties officeooo:paragraph-rsid="003f38e6"/>
    </style:style>
    <style:style style:name="P117" style:family="paragraph" style:parent-style-name="Standard" style:list-style-name="L12">
      <style:text-properties officeooo:paragraph-rsid="004321f3"/>
    </style:style>
    <style:style style:name="P118" style:family="paragraph" style:parent-style-name="Standard" style:list-style-name="L14"/>
    <style:style style:name="P119" style:family="paragraph" style:parent-style-name="Standard" style:list-style-name="L9" style:master-page-name="">
      <loext:graphic-properties draw:fill="none"/>
      <style:paragraph-properties fo:margin-left="2cm" fo:margin-right="0cm" fo:text-indent="-0.6cm" style:auto-text-indent="false" style:page-number="auto" fo:background-color="transparent"/>
      <style:text-properties style:font-name="Courier New" officeooo:rsid="001fdb30" officeooo:paragraph-rsid="001fdb30"/>
    </style:style>
    <style:style style:name="P120" style:family="paragraph" style:parent-style-name="Standard" style:list-style-name="L12">
      <style:paragraph-properties fo:break-before="page"/>
      <style:text-properties style:font-name="Liberation Serif" officeooo:rsid="003be45a" officeooo:paragraph-rsid="003dc28d"/>
    </style:style>
    <style:style style:name="P121" style:family="paragraph" style:parent-style-name="Heading_20_1">
      <style:text-properties officeooo:paragraph-rsid="00338f02"/>
    </style:style>
    <style:style style:name="P122" style:family="paragraph" style:parent-style-name="Heading_20_1">
      <style:text-properties officeooo:rsid="003571e5" officeooo:paragraph-rsid="003571e5"/>
    </style:style>
    <style:style style:name="P123" style:family="paragraph" style:parent-style-name="Heading_20_1" style:list-style-name=""/>
    <style:style style:name="P124" style:family="paragraph" style:parent-style-name="Heading_20_1" style:list-style-name=""/>
    <style:style style:name="P125" style:family="paragraph" style:parent-style-name="Heading_20_1" style:list-style-name="">
      <style:text-properties officeooo:paragraph-rsid="0005a350"/>
    </style:style>
    <style:style style:name="P126" style:family="paragraph" style:parent-style-name="Heading_20_1">
      <style:text-properties officeooo:paragraph-rsid="0036782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paragraph-rsid="0005a350"/>
    </style:style>
    <style:style style:name="P129" style:family="paragraph" style:parent-style-name="Footnote">
      <style:text-properties officeooo:rsid="0060b4de" officeooo:paragraph-rsid="0060b4de"/>
    </style:style>
    <style:style style:name="P130" style:family="paragraph" style:parent-style-name="Text_20_body">
      <style:text-properties officeooo:rsid="005eea70" officeooo:paragraph-rsid="005eea70"/>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36e6d"/>
    </style:style>
    <style:style style:name="T2" style:family="text">
      <style:text-properties officeooo:rsid="00082305"/>
    </style:style>
    <style:style style:name="T3" style:family="text">
      <style:text-properties officeooo:rsid="000858cb"/>
    </style:style>
    <style:style style:name="T4" style:family="text">
      <style:text-properties officeooo:rsid="0008e120"/>
    </style:style>
    <style:style style:name="T5" style:family="text">
      <style:text-properties officeooo:rsid="00092c93"/>
    </style:style>
    <style:style style:name="T6" style:family="text">
      <style:text-properties officeooo:rsid="000be891"/>
    </style:style>
    <style:style style:name="T7" style:family="text">
      <style:text-properties style:font-name="Courier New"/>
    </style:style>
    <style:style style:name="T8" style:family="text">
      <style:text-properties style:font-name="Courier New" officeooo:rsid="004321f3"/>
    </style:style>
    <style:style style:name="T9" style:family="text">
      <style:text-properties style:font-name="Courier New" officeooo:rsid="00470de2"/>
    </style:style>
    <style:style style:name="T10" style:family="text">
      <style:text-properties style:font-name="Courier New" officeooo:rsid="003b04d4"/>
    </style:style>
    <style:style style:name="T11" style:family="text">
      <style:text-properties style:font-name="Courier New" officeooo:rsid="004de775"/>
    </style:style>
    <style:style style:name="T12" style:family="text">
      <style:text-properties style:font-name="Courier New" officeooo:rsid="004e6c60"/>
    </style:style>
    <style:style style:name="T13" style:family="text">
      <style:text-properties style:font-name="Courier New" officeooo:rsid="00500311"/>
    </style:style>
    <style:style style:name="T14" style:family="text">
      <style:text-properties style:font-name="Courier New" officeooo:rsid="0059457b"/>
    </style:style>
    <style:style style:name="T15" style:family="text">
      <style:text-properties style:font-name="Courier New" officeooo:rsid="005a8fb8"/>
    </style:style>
    <style:style style:name="T16" style:family="text">
      <style:text-properties officeooo:rsid="0016fec8"/>
    </style:style>
    <style:style style:name="T17" style:family="text">
      <style:text-properties officeooo:rsid="0018b077"/>
    </style:style>
    <style:style style:name="T18" style:family="text">
      <style:text-properties officeooo:rsid="001a1c43"/>
    </style:style>
    <style:style style:name="T19" style:family="text">
      <style:text-properties officeooo:rsid="001a34b4"/>
    </style:style>
    <style:style style:name="T20" style:family="text">
      <style:text-properties officeooo:rsid="001a3ba9"/>
    </style:style>
    <style:style style:name="T21" style:family="text">
      <style:text-properties officeooo:rsid="001c9aef"/>
    </style:style>
    <style:style style:name="T22" style:family="text">
      <style:text-properties officeooo:rsid="001d671e"/>
    </style:style>
    <style:style style:name="T23" style:family="text">
      <style:text-properties officeooo:rsid="001da49b"/>
    </style:style>
    <style:style style:name="T24" style:family="text">
      <style:text-properties officeooo:rsid="001fdb30"/>
    </style:style>
    <style:style style:name="T25" style:family="text">
      <style:text-properties style:font-name="Liberation Serif"/>
    </style:style>
    <style:style style:name="T26" style:family="text">
      <style:text-properties style:font-name="Liberation Serif" officeooo:rsid="0020bdc8"/>
    </style:style>
    <style:style style:name="T27" style:family="text">
      <style:text-properties style:font-name="Liberation Serif" officeooo:rsid="0020f6c6"/>
    </style:style>
    <style:style style:name="T28" style:family="text">
      <style:text-properties style:font-name="Liberation Serif" officeooo:rsid="0036782e"/>
    </style:style>
    <style:style style:name="T29" style:family="text">
      <style:text-properties style:font-name="Liberation Serif" officeooo:rsid="003f38e6"/>
    </style:style>
    <style:style style:name="T30" style:family="text">
      <style:text-properties style:font-name="Liberation Serif" officeooo:rsid="004321f3"/>
    </style:style>
    <style:style style:name="T31" style:family="text">
      <style:text-properties style:font-name="Liberation Serif" officeooo:rsid="00470de2"/>
    </style:style>
    <style:style style:name="T32" style:family="text">
      <style:text-properties style:font-name="Liberation Serif" officeooo:rsid="003b04d4"/>
    </style:style>
    <style:style style:name="T33" style:family="text">
      <style:text-properties style:font-name="Liberation Serif" officeooo:rsid="004d7878"/>
    </style:style>
    <style:style style:name="T34" style:family="text">
      <style:text-properties style:font-name="Liberation Serif" officeooo:rsid="004de775"/>
    </style:style>
    <style:style style:name="T35" style:family="text">
      <style:text-properties style:font-name="Liberation Serif" officeooo:rsid="004e6c60"/>
    </style:style>
    <style:style style:name="T36" style:family="text">
      <style:text-properties style:font-name="Liberation Serif" officeooo:rsid="00500311"/>
    </style:style>
    <style:style style:name="T37" style:family="text">
      <style:text-properties style:font-name="Liberation Serif" officeooo:rsid="003be45a"/>
    </style:style>
    <style:style style:name="T38" style:family="text">
      <style:text-properties style:font-name="Liberation Serif" officeooo:rsid="003b82e7"/>
    </style:style>
    <style:style style:name="T39" style:family="text">
      <style:text-properties style:font-name="Liberation Serif" officeooo:rsid="0050f503"/>
    </style:style>
    <style:style style:name="T40" style:family="text">
      <style:text-properties style:font-name="Liberation Serif" officeooo:rsid="005630be"/>
    </style:style>
    <style:style style:name="T41" style:family="text">
      <style:text-properties style:font-name="Liberation Serif" officeooo:rsid="005821a8"/>
    </style:style>
    <style:style style:name="T42" style:family="text">
      <style:text-properties style:font-name="Liberation Serif" officeooo:rsid="0059457b"/>
    </style:style>
    <style:style style:name="T43" style:family="text">
      <style:text-properties style:font-name="Liberation Serif" officeooo:rsid="005a8fb8"/>
    </style:style>
    <style:style style:name="T44" style:family="text">
      <style:text-properties style:font-name="Liberation Serif" officeooo:rsid="005b9491"/>
    </style:style>
    <style:style style:name="T45" style:family="text">
      <style:text-properties officeooo:rsid="002a488d"/>
    </style:style>
    <style:style style:name="T46" style:family="text">
      <style:text-properties officeooo:rsid="00338f02"/>
    </style:style>
    <style:style style:name="T47" style:family="text">
      <style:text-properties officeooo:rsid="003571e5"/>
    </style:style>
    <style:style style:name="T48" style:family="text">
      <style:text-properties officeooo:rsid="0037813f"/>
    </style:style>
    <style:style style:name="T49" style:family="text">
      <style:text-properties officeooo:rsid="0039cb8a"/>
    </style:style>
    <style:style style:name="T50" style:family="text">
      <style:text-properties officeooo:rsid="003b04d4"/>
    </style:style>
    <style:style style:name="T51" style:family="text">
      <style:text-properties officeooo:rsid="003b82e7"/>
    </style:style>
    <style:style style:name="T52" style:family="text">
      <style:text-properties officeooo:rsid="003be45a"/>
    </style:style>
    <style:style style:name="T53" style:family="text">
      <style:text-properties officeooo:rsid="003dc28d"/>
    </style:style>
    <style:style style:name="T54" style:family="text">
      <style:text-properties officeooo:rsid="003e0ac5"/>
    </style:style>
    <style:style style:name="T55" style:family="text">
      <style:text-properties officeooo:rsid="005296c7"/>
    </style:style>
    <style:style style:name="T56" style:family="text">
      <style:text-properties officeooo:rsid="005a8fb8"/>
    </style:style>
    <style:style style:name="T57" style:family="text">
      <style:text-properties officeooo:rsid="005dc2f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_Toc1349_1446031173" text:style-name="Index_20_Link" text:visited-style-name="Index_20_Link">Requirements<text:tab/>2</text:a></text:p>
          <text:p text:style-name="P131"><text:a xlink:type="simple" xlink:href="#__RefHeading___Toc1351_1446031173" text:style-name="Index_20_Link" text:visited-style-name="Index_20_Link">One – OS installation<text:tab/>3</text:a></text:p>
          <text:p text:style-name="P131"><text:a xlink:type="simple" xlink:href="#__RefHeading___Toc1353_1446031173" text:style-name="Index_20_Link" text:visited-style-name="Index_20_Link">Two – First Boot<text:tab/>3</text:a></text:p>
          <text:p text:style-name="P131"><text:a xlink:type="simple" xlink:href="#__RefHeading___Toc1355_1446031173" text:style-name="Index_20_Link" text:visited-style-name="Index_20_Link">Three – Partition Configuration<text:tab/>3</text:a></text:p>
          <text:p text:style-name="P131"><text:a xlink:type="simple" xlink:href="#__RefHeading___Toc1357_1446031173" text:style-name="Index_20_Link" text:visited-style-name="Index_20_Link">Four – OS Configuration<text:tab/>3</text:a></text:p>
          <text:p text:style-name="P131"><text:a xlink:type="simple" xlink:href="#__RefHeading___Toc1359_1446031173" text:style-name="Index_20_Link" text:visited-style-name="Index_20_Link">Five – Configure Music Library Storage<text:tab/>4</text:a></text:p>
          <text:p text:style-name="P131"><text:a xlink:type="simple" xlink:href="#__RefHeading___Toc1361_1446031173" text:style-name="Index_20_Link" text:visited-style-name="Index_20_Link">Six – USB Mass Storage Gadget<text:tab/>4</text:a></text:p>
          <text:p text:style-name="P131"><text:a xlink:type="simple" xlink:href="#__RefHeading___Toc1363_1446031173" text:style-name="Index_20_Link" text:visited-style-name="Index_20_Link">Seven – Sound Card<text:tab/>4</text:a></text:p>
          <text:p text:style-name="P131"><text:a xlink:type="simple" xlink:href="#__RefHeading___Toc1365_1446031173" text:style-name="Index_20_Link" text:visited-style-name="Index_20_Link">Eight – Install and Configure MPD<text:tab/>5</text:a></text:p>
          <text:p text:style-name="P131"><text:a xlink:type="simple" xlink:href="#__RefHeading___Toc1367_1446031173" text:style-name="Index_20_Link" text:visited-style-name="Index_20_Link">Nine – Install MPD Script<text:tab/>5</text:a></text:p>
          <text:p text:style-name="P131"><text:a xlink:type="simple" xlink:href="#__RefHeading___Toc1369_1446031173" text:style-name="Index_20_Link" text:visited-style-name="Index_20_Link">Ten – Add Music<text:tab/>6</text:a></text:p>
          <text:p text:style-name="P131"><text:a xlink:type="simple" xlink:href="#__RefHeading___Toc1371_1446031173" text:style-name="Index_20_Link" text:visited-style-name="Index_20_Link">Finally – Change to Read Only Root<text:tab/>6</text:a></text:p>
          <text:p text:style-name="P131"><text:a xlink:type="simple" xlink:href="#__RefHeading___Toc1373_1446031173" text:style-name="Index_20_Link" text:visited-style-name="Index_20_Link">Appendix One – Remote Control a Pi zeroW/WH<text:tab/>7</text:a></text:p>
          <text:p text:style-name="P131"><text:a xlink:type="simple" xlink:href="#__RefHeading___Toc1375_1446031173" text:style-name="Index_20_Link" text:visited-style-name="Index_20_Link">Appendix Two – Sharing Your Music<text:tab/>9</text:a></text:p>
          <text:p text:style-name="P131"><text:a xlink:type="simple" xlink:href="#__RefHeading___Toc1377_1446031173" text:style-name="Index_20_Link" text:visited-style-name="Index_20_Link">Appendix Three – Airplay Receiver<text:tab/>10</text:a></text:p>
        </text:index-body>
      </text:table-of-content>
      <text:h text:style-name="P125" text:outline-level="1"/>
      <text:h text:style-name="P128" text:outline-level="1"><text:bookmark-start text:name="__RefHeading___Toc1349_1446031173"/>Requir<text:span text:style-name="T1">ements</text:span><text:bookmark-end text:name="__RefHeading___Toc1349_1446031173"/></text:h>
      <text:list xml:id="list1688752525650946556" text:style-name="L1">
        <text:list-item>
          <text:p text:style-name="P29">Raspberry Pi Zero<text:span text:style-name="T45">W</text:span></text:p>
        </text:list-item>
        <text:list-item>
          <text:p text:style-name="P29">uSD card, <text:span text:style-name="T5">8GB minimum but</text:span> bigger is better</text:p>
        </text:list-item>
        <text:list-item>
          <text:p text:style-name="P29">DAC hat/phat/bonnet<text:note text:id="ftn0" text:note-class="footnote"><text:note-citation>1</text:note-citation><text:note-body><text:p text:style-name="P129">Or add basic audio out: https://learn.adafruit.com/adding-basic-audio-ouput-to-raspberry-pi-zero</text:p></text:note-body></text:note> e.g Pimoroni phatdac</text:p>
        </text:list-item>
        <text:list-item>
          <text:p text:style-name="P29">Head unit with AUX input</text:p>
        </text:list-item>
        <text:list-item>
          <text:p text:style-name="P29">USB A to micro USB cable</text:p>
        </text:list-item>
        <text:list-item>
          <text:p text:style-name="P29">12v to 5v PSU</text:p>
        </text:list-item>
        <text:list-item>
          <text:p text:style-name="P29">Optional</text:p>
          <text:list>
            <text:list-item>
              <text:p text:style-name="P29">case</text:p>
            </text:list-item>
          </text:list>
        </text:list-item>
        <text:list-item>
          <text:p text:style-name="P29">For setup</text:p>
          <text:list>
            <text:list-item>
              <text:p text:style-name="P30">PSU</text:p>
            </text:list-item>
            <text:list-item>
              <text:p text:style-name="P29">Linux computer with gparted installed e.g. raspberry pi<text:note text:id="ftn1" text:note-class="footnote"><text:note-citation>2</text:note-citation><text:note-body><text:p text:style-name="P1">This can be the same raspberry pi you’re using in the final device but you will need a second uSD card <text:span text:style-name="T5">to boot it from.</text:span></text:p></text:note-body></text:note>, PC with live CD/DVD/USB stick</text:p>
            </text:list-item>
            <text:list-item>
              <text:p text:style-name="P29">USB uSD card reader</text:p>
            </text:list-item>
            <text:list-item>
              <text:p text:style-name="P29"><text:span text:style-name="T23">USB</text:span> otg adaptor</text:p>
            </text:list-item>
            <text:list-item>
              <text:p text:style-name="P29">USB ethernet adaptor</text:p>
            </text:list-item>
            <text:list-item>
              <text:p text:style-name="P29">Ethernet cable</text:p>
            </text:list-item>
            <text:list-item>
              <text:p text:style-name="P34">ssh client e.g. putty</text:p>
            </text:list-item>
            <text:list-item>
              <text:p text:style-name="P29">Optional</text:p>
              <text:list>
                <text:list-item>
                  <text:p text:style-name="P30">HDMI monitor or TV</text:p>
                </text:list-item>
                <text:list-item>
                  <text:p text:style-name="P29">HDMI adaptor and cable</text:p>
                </text:list-item>
                <text:list-item>
                  <text:p text:style-name="P29">USB hub</text:p>
                </text:list-item>
                <text:list-item>
                  <text:p text:style-name="P29">USB keyboard</text:p>
                </text:list-item>
                <text:list-item>
                  <text:p text:style-name="P29">USB mouse</text:p>
                </text:list-item>
              </text:list>
            </text:list-item>
          </text:list>
        </text:list-item>
      </text:list>
      <text:p text:style-name="Standard"/>
      <text:h text:style-name="P127" text:outline-level="1"><text:bookmark-start text:name="__RefHeading___Toc1351_1446031173"/>One –<text:span text:style-name="T2"> OS installation</text:span><text:bookmark-end text:name="__RefHeading___Toc1351_1446031173"/></text:h>
      <text:p text:style-name="P24">Download and install the latest Raspbian Lite image in the usual way. <text:span text:style-name="T2">See </text:span><text:a xlink:type="simple" xlink:href="https://www.raspberrypi.org/documentation/installation/installing-images/README.md" text:style-name="Internet_20_link" text:visited-style-name="Visited_20_Internet_20_Link"><text:span text:style-name="T2">https://www.raspberrypi.org/documentation/installation/installing-images/README.md</text:span></text:a></text:p>
      <text:p text:style-name="P24"/>
      <text:p text:style-name="P25">At time of writing this was 2018-04-18-raspbian-stretch-lite</text:p>
      <text:h text:style-name="P121" text:outline-level="1"><text:bookmark-start text:name="__RefHeading___Toc1353_1446031173"/>Two –<text:span text:style-name="T2"> First Boot</text:span><text:bookmark-end text:name="__RefHeading___Toc1353_1446031173"/></text:h>
      <text:list xml:id="list1374425878970793497" text:style-name="L2">
        <text:list-item>
          <text:p text:style-name="P35">Open <text:span text:style-name="T2">the first partition of your uSD card.</text:span></text:p>
        </text:list-item>
        <text:list-item>
          <text:p text:style-name="P35"><text:span text:style-name="T2">Enable ssh: create an empty file called ssh</text:span><text:span text:style-name="T2"><text:note text:id="ftn2" text:note-class="footnote"><text:note-citation>3</text:note-citation><text:note-body><text:p text:style-name="P5">ssh.txt should work too.</text:p></text:note-body></text:note></text:span></text:p>
        </text:list-item>
        <text:list-item>
          <text:p text:style-name="P31">Insert uSD card into pizero</text:p>
        </text:list-item>
        <text:list-item>
          <text:p text:style-name="P31">Connect USB otg adaptor</text:p>
        </text:list-item>
        <text:list-item>
          <text:p text:style-name="P31">Connect monitor, <text:span text:style-name="T22">hub,</text:span> mouse, and keyboard if using.</text:p>
        </text:list-item>
        <text:list-item>
          <text:p text:style-name="P31"><text:span text:style-name="T22">Connect </text:span>USB ethernet adaptor, and ethernet cable</text:p>
        </text:list-item>
        <text:list-item>
          <text:p text:style-name="P36">Boot your pi zero</text:p>
        </text:list-item>
        <text:list-item>
          <text:p text:style-name="P38">Login to your pi</text:p>
        </text:list-item>
        <text:list-item>
          <text:p text:style-name="P41">Shut it down:</text:p>
          <text:list>
            <text:list-header>
              <text:p text:style-name="P42">sudo poweroff</text:p>
            </text:list-header>
          </text:list>
        </text:list-item>
        <text:list-item>
          <text:p text:style-name="P41">Disconnect power and remove uSD card</text:p>
        </text:list-item>
      </text:list>
      <text:h text:style-name="P122" text:outline-level="1"><text:bookmark-start text:name="__RefHeading___Toc1355_1446031173"/>Three – Partition Configuration<text:bookmark-end text:name="__RefHeading___Toc1355_1446031173"/></text:h>
      <text:list xml:id="list3347724921773717619" text:style-name="L3">
        <text:list-item>
          <text:p text:style-name="P66">Connect the card reader and uSD card to your linux computer.</text:p>
        </text:list-item>
        <text:list-item>
          <text:p text:style-name="P66">Launch gparted. <text:span text:style-name="T3">This needs to be done as root or with sudo/gksudo</text:span></text:p>
        </text:list-item>
        <text:list-item>
          <text:p text:style-name="P67">Select the correct device<text:note text:id="ftn3" text:note-class="footnote"><text:note-citation>4</text:note-citation><text:note-body><text:p text:style-name="P2">If using a raspberry pi, you want the one appearing as /dev/sd? not /dev/mmcblk0</text:p></text:note-body></text:note>. It should have two small partitions labled “boot” and “rootfs”</text:p>
        </text:list-item>
        <text:list-item>
          <text:p text:style-name="P67"><text:span text:style-name="T46">Shrink</text:span> the “rootfs” partition to approximately 4GB.</text:p>
        </text:list-item>
        <text:list-item>
          <text:p text:style-name="P67">In the free space, create a new F<text:span text:style-name="T20">AT</text:span>32 partition. <text:span text:style-name="T6">Use all of the available space</text:span>. <text:span text:style-name="T4">We’ll be using this partition to store our music.</text:span></text:p>
        </text:list-item>
        <text:list-item>
          <text:p text:style-name="P68">Apply changes</text:p>
        </text:list-item>
        <text:list-item>
          <text:p text:style-name="P68">Exit gparted</text:p>
        </text:list-item>
        <text:list-item>
          <text:p text:style-name="P68">Remove uSD card</text:p>
        </text:list-item>
      </text:list>
      <text:h text:style-name="Heading_20_1" text:outline-level="1"><text:bookmark-start text:name="__RefHeading___Toc1357_1446031173"/><text:span text:style-name="T47">Four</text:span> – OS Configuration<text:bookmark-end text:name="__RefHeading___Toc1357_1446031173"/></text:h>
      <text:list xml:id="list4277299349426047188" text:style-name="L4">
        <text:list-item>
          <text:p text:style-name="P32">Insert uSD card into pi zero</text:p>
        </text:list-item>
        <text:list-item>
          <text:p text:style-name="P33">Connect USB otg adaptor</text:p>
        </text:list-item>
        <text:list-item>
          <text:p text:style-name="P32">Connect monitor, <text:span text:style-name="T22">hub,</text:span> mouse, and keyboard if using.</text:p>
        </text:list-item>
        <text:list-item>
          <text:p text:style-name="P33"><text:span text:style-name="T22">Connect </text:span>USB ethernet adaptor, and ethernet cable</text:p>
        </text:list-item>
        <text:list-item>
          <text:p text:style-name="P37">Boot your pi zero</text:p>
        </text:list-item>
        <text:list-item>
          <text:p text:style-name="P39">Login to yo<text:span text:style-name="T20">ur </text:span>pi <text:span text:style-name="T47">zero</text:span></text:p>
        </text:list-item>
        <text:list-item>
          <text:p text:style-name="P40">Update package lists:</text:p>
          <text:list>
            <text:list-header>
              <text:p text:style-name="P43">sudo apt update</text:p>
            </text:list-header>
          </text:list>
        </text:list-item>
        <text:list-item>
          <text:p text:style-name="P40">Upgrade software:</text:p>
          <text:list>
            <text:list-header>
              <text:p text:style-name="P43">sudo apt upgrade</text:p>
            </text:list-header>
          </text:list>
        </text:list-item>
        <text:list-item>
          <text:p text:style-name="P69">Run</text:p>
          <text:list>
            <text:list-header>
              <text:p text:style-name="P44">sudo raspi-config</text:p>
            </text:list-header>
          </text:list>
        </text:list-item>
        <text:list-item>
          <text:p text:style-name="P70">Under boot options set wait for network to no</text:p>
        </text:list-item>
        <text:list-item>
          <text:p text:style-name="P39">Optionally change hostname <text:span text:style-name="T48">(found under network options)</text:span></text:p>
        </text:list-item>
        <text:list-item>
          <text:p text:style-name="P70">Exit raspi-config</text:p>
        </text:list-item>
      </text:list>
      <text:h text:style-name="Heading_20_1" text:outline-level="1"><text:bookmark-start text:name="__RefHeading___Toc1359_1446031173"/><text:soft-page-break/>F<text:span text:style-name="T47">ive</text:span> – <text:span text:style-name="T21">Configure </text:span>Music Library Storage<text:bookmark-end text:name="__RefHeading___Toc1359_1446031173"/></text:h>
      <text:list xml:id="list2284530957393368456" text:style-name="L5">
        <text:list-item>
          <text:p text:style-name="P71">Create a mount point for the music library storage: sudo mkdir /music</text:p>
        </text:list-item>
        <text:list-item>
          <text:p text:style-name="P71">Open /etc/fstab in your favourite editor<text:note text:id="ftn4" text:note-class="footnote"><text:note-citation>5</text:note-citation><text:note-body><text:p text:style-name="P3">Yeah, I’m old school. Change vi to your favourite.</text:p></text:note-body></text:note> e.g. <text:span text:style-name="T7">sudo vi /etc/fstab</text:span></text:p>
        </text:list-item>
        <text:list-item>
          <text:p text:style-name="P71">Add a new entry as follows:</text:p>
          <text:list>
            <text:list-header>
              <text:p text:style-name="P45">/dev/mmcblk0p3<text:tab/>/music<text:tab/>vfat<text:tab/>ro<text:tab/>0<text:tab/>0</text:p>
            </text:list-header>
          </text:list>
        </text:list-item>
        <text:list-item>
          <text:p text:style-name="P71">Save and close /etc/fstab</text:p>
        </text:list-item>
        <text:list-item>
          <text:p text:style-name="P73">Mount music storage as read/write:</text:p>
          <text:list>
            <text:list-header>
              <text:p text:style-name="P46">sudo mount -o rw /music</text:p>
            </text:list-header>
          </text:list>
        </text:list-item>
        <text:list-item>
          <text:p text:style-name="P73">Create playlists directory:</text:p>
          <text:list>
            <text:list-header>
              <text:p text:style-name="P46">mkdir /music/playlists</text:p>
            </text:list-header>
          </text:list>
        </text:list-item>
        <text:list-item>
          <text:p text:style-name="P73">Unmount music storage:</text:p>
          <text:list>
            <text:list-header>
              <text:p text:style-name="P46">sudo umount /music</text:p>
            </text:list-header>
          </text:list>
        </text:list-item>
      </text:list>
      <text:p text:style-name="P10"/>
      <text:h text:style-name="Heading_20_1" text:outline-level="1"><text:bookmark-start text:name="__RefHeading___Toc1361_1446031173"/><text:span text:style-name="T47">Six</text:span> – USB Mass Storage Gadget<text:bookmark-end text:name="__RefHeading___Toc1361_1446031173"/></text:h>
      <text:list xml:id="list4811173821124949060" text:style-name="L6">
        <text:list-item>
          <text:p text:style-name="P72">Open /boot/config.txt in your favourite editor<text:span text:style-name="T16">, this will need sudo.</text:span></text:p>
        </text:list-item>
        <text:list-item>
          <text:p text:style-name="P75">Add a new line at the bottom of the file:</text:p>
          <text:list>
            <text:list-header>
              <text:p text:style-name="P47">dtoverlay=dwc2</text:p>
            </text:list-header>
          </text:list>
        </text:list-item>
        <text:list-item>
          <text:p text:style-name="P75">Save and close /boot/config.txt</text:p>
        </text:list-item>
        <text:list-item>
          <text:p text:style-name="P76">Open /etc/rc.local in your favourite editor<text:span text:style-name="T16">, this will need sudo.</text:span></text:p>
        </text:list-item>
        <text:list-item>
          <text:p text:style-name="P75">Above “<text:span text:style-name="T7">exit 0</text:span>” add the following:</text:p>
          <text:list>
            <text:list-header>
              <text:p text:style-name="P47">modprobe g_mass_storage removable=1 file=/dev/mmcblk0p3 &amp;</text:p>
            </text:list-header>
          </text:list>
        </text:list-item>
        <text:list-item>
          <text:p text:style-name="P75">Save and close /etc/rc.local</text:p>
        </text:list-item>
      </text:list>
      <text:h text:style-name="Heading_20_1" text:outline-level="1"><text:bookmark-start text:name="__RefHeading___Toc1363_1446031173"/>S<text:span text:style-name="T47">even</text:span> – Sound Card<text:bookmark-end text:name="__RefHeading___Toc1363_1446031173"/></text:h>
      <text:list xml:id="list5949808631899537335" text:style-name="L7">
        <text:list-item>
          <text:p text:style-name="P74">Follow the manufacturer’s instructions.</text:p>
        </text:list-item>
        <text:list-item>
          <text:p text:style-name="P77">If using Pimoroni’s phat DAC:</text:p>
          <text:list>
            <text:list-header>
              <text:p text:style-name="P28"><text:span text:style-name="Source_20_Text"><text:span text:style-name="T7">curl -sS https://get.pimoroni.com/phatdac | bash</text:span></text:span></text:p>
            </text:list-header>
          </text:list>
        </text:list-item>
      </text:list>
      <text:h text:style-name="P123" text:outline-level="1"/>
      <text:h text:style-name="P127" text:outline-level="1"><text:bookmark-start text:name="__RefHeading___Toc1365_1446031173"/><text:span text:style-name="T47">Eight</text:span> – Install and Configure MPD<text:bookmark-end text:name="__RefHeading___Toc1365_1446031173"/></text:h>
      <text:list xml:id="list3752355336741439030" text:style-name="L8">
        <text:list-item>
          <text:p text:style-name="P78">Install mpd and mpc:</text:p>
          <text:list>
            <text:list-header>
              <text:p text:style-name="P49">sudo apt install mpd mpc</text:p>
            </text:list-header>
          </text:list>
        </text:list-item>
        <text:list-item>
          <text:p text:style-name="P78">Stop mpd:</text:p>
          <text:list>
            <text:list-header>
              <text:p text:style-name="P49">sudo systemctl stop mpd</text:p>
            </text:list-header>
          </text:list>
        </text:list-item>
        <text:list-item>
          <text:p text:style-name="P79">Backup mpd.con<text:span text:style-name="T19">f</text:span>:</text:p>
          <text:list>
            <text:list-header>
              <text:p text:style-name="P50">sudo cp /etc/mpd.conf /etc/mpd.conf.bak</text:p>
            </text:list-header>
          </text:list>
        </text:list-item>
        <text:list-item>
          <text:p text:style-name="P79">Open /etc/mpd.conf in your favourite editor, this will need sudo.</text:p>
        </text:list-item>
        <text:list-item>
          <text:p text:style-name="P79">Find the line that starts with “music_directory” or “#music_directory”. Change it to:</text:p>
          <text:list>
            <text:list-header>
              <text:p text:style-name="P50">music_directory<text:tab/>“/music”</text:p>
            </text:list-header>
          </text:list>
        </text:list-item>
        <text:list-item>
          <text:p text:style-name="P79">Find the line that starts with “playlist_directory” or “#playlist_directory”. Change it to:</text:p>
          <text:list>
            <text:list-header>
              <text:p text:style-name="P50">playlist_directory<text:tab/>“/music/playlists”</text:p>
            </text:list-header>
          </text:list>
        </text:list-item>
        <text:list-item>
          <text:p text:style-name="P80">Find the line that starts with “<text:span text:style-name="T17">log_file</text:span>” or “#<text:span text:style-name="T17">log_file</text:span>”. <text:span text:style-name="T17">Change it to:</text:span><text:span text:style-name="T17"><text:note text:id="ftn5" text:note-class="footnote"><text:note-citation>6</text:note-citation><text:note-body><text:p text:style-name="P6">If left at the default mpd will hang on start up once the filesystem has been made read only.</text:p></text:note-body></text:note></text:span></text:p>
          <text:list>
            <text:list-header>
              <text:p text:style-name="P51">log_file<text:tab/>“/var/log/mpd.log”</text:p>
            </text:list-header>
          </text:list>
        </text:list-item>
        <text:list-item>
          <text:p text:style-name="P80">Find the line that starts with “<text:span text:style-name="T17">auto_update</text:span>” or “#<text:span text:style-name="T17">auto_update</text:span>”. <text:span text:style-name="T17">Change it to:</text:span></text:p>
          <text:list>
            <text:list-header>
              <text:p text:style-name="P51">auto_update<text:tab/>“no”</text:p>
            </text:list-header>
          </text:list>
        </text:list-item>
        <text:list-item>
          <text:p text:style-name="P80">Find the line that starts with “<text:span text:style-name="T17">replaygain</text:span>” or “#<text:span text:style-name="T17">replaygain</text:span>”. <text:span text:style-name="T17">Change it to:</text:span></text:p>
          <text:list>
            <text:list-header>
              <text:p text:style-name="P51">replaygain<text:tab/>“auto”</text:p>
            </text:list-header>
          </text:list>
        </text:list-item>
        <text:list-item>
          <text:p text:style-name="P80">Find the line that starts with “<text:span text:style-name="T17">volume_normalization</text:span>” or “#<text:span text:style-name="T17">volume_normalization</text:span>”. <text:span text:style-name="T17">Change it to:</text:span></text:p>
          <text:list>
            <text:list-header>
              <text:p text:style-name="P51">volume_normalization<text:tab/>“yes”</text:p>
            </text:list-header>
          </text:list>
        </text:list-item>
        <text:list-item>
          <text:p text:style-name="P91">Restart mpd:</text:p>
          <text:list>
            <text:list-header>
              <text:p text:style-name="P51">sudo systemctl start mpd</text:p>
            </text:list-header>
          </text:list>
        </text:list-item>
      </text:list>
      <text:h text:style-name="Heading_20_1" text:outline-level="1"><text:bookmark-start text:name="__RefHeading___Toc1367_1446031173"/><text:span text:style-name="T47">Nine</text:span> – <text:span text:style-name="T18">Install MPD Script</text:span><text:bookmark-end text:name="__RefHeading___Toc1367_1446031173"/></text:h>
      <text:list xml:id="list5801018545628261146" text:style-name="L9">
        <text:list-item>
          <text:p text:style-name="P92">Download initmpd.sh</text:p>
        </text:list-item>
        <text:list-item>
          <text:p text:style-name="P92">Move or copy it to /home/pi</text:p>
        </text:list-item>
        <text:list-item>
          <text:p text:style-name="P93">Ensure it has execute permission:</text:p>
          <text:p text:style-name="P119">chmod +x initmpd.sh</text:p>
        </text:list-item>
        <text:list-item>
          <text:p text:style-name="P94">Open /etc/rc.local in your favourite editor<text:span text:style-name="T16">, this will need sudo.</text:span></text:p>
        </text:list-item>
        <text:list-item>
          <text:p text:style-name="P94">Above “exit 0” <text:span text:style-name="T24">but below “modprobe ...” </text:span>add the following:</text:p>
          <text:list>
            <text:list-header>
              <text:p text:style-name="P48">/<text:span text:style-name="T24">home/pi/initmpd.sh </text:span>&amp;</text:p>
            </text:list-header>
          </text:list>
        </text:list-item>
        <text:list-item>
          <text:p text:style-name="P94">Save and close /etc/rc.local</text:p>
        </text:list-item>
      </text:list>
      <text:h text:style-name="P123" text:outline-level="1"/>
      <text:h text:style-name="P127" text:outline-level="1"><text:bookmark-start text:name="__RefHeading___Toc1369_1446031173"/><text:span text:style-name="T55">Ten</text:span> – Add Music<text:bookmark-end text:name="__RefHeading___Toc1369_1446031173"/></text:h>
      <text:p text:style-name="P130">This method is sub-optimal as it changes the music files under the feet of a running MPD. It is recommended that you at least disconnect the audio output while updating your music.</text:p>
      <text:list xml:id="list3462996915456031198" text:style-name="L10">
        <text:list-item>
          <text:p text:style-name="P111">Disconnect everything from your pi</text:p>
        </text:list-item>
        <text:list-item>
          <text:p text:style-name="P111">Connect a micro USB cable to the data (inner) <text:s/>port of the pi zero</text:p>
        </text:list-item>
        <text:list-item>
          <text:p text:style-name="P111">Connect the cable to your PC. The pi will boot and appear as a USB storage drive.</text:p>
        </text:list-item>
        <text:list-item>
          <text:p text:style-name="P111">Copy music files to this drive</text:p>
        </text:list-item>
        <text:list-item>
          <text:p text:style-name="P111">Create an empty file called “update” or “update.txt” in the top level directory of the USB drive. This will trigger an update of the mpd database and playlist on next boot.</text:p>
        </text:list-item>
        <text:list-item>
          <text:p text:style-name="P111">Safely remove and disconnect the pi from the PC.</text:p>
        </text:list-item>
        <text:list-item>
          <text:p text:style-name="P112">Reboot the pi to run the update. This will take a while<text:note text:id="ftn6" text:note-class="footnote"><text:note-citation>7</text:note-citation><text:note-body><text:p text:style-name="P4">You can monitor this via ssh or wait for the zero to reboot and start playing.</text:p></text:note-body></text:note>, how long depends on how much music you have.</text:p>
        </text:list-item>
      </text:list>
      <text:p text:style-name="P11"/>
      <text:h text:style-name="P126" text:outline-level="1"><text:bookmark-start text:name="__RefHeading___Toc1371_1446031173"/><text:span text:style-name="T28">Finally</text:span><text:span text:style-name="T26"> – </text:span><text:span text:style-name="T27">Change to Read Only Root</text:span><text:bookmark-end text:name="__RefHeading___Toc1371_1446031173"/></text:h>
      <text:p text:style-name="P26">If you’re intending to carry out any of the steps in the appendices below do so before carrying out this step.</text:p>
      <text:p text:style-name="P26"/>
      <text:p text:style-name="P27">A read only root should prevent uSD card damage in the event of sudden power loss<text:note text:id="ftn7" text:note-class="footnote"><text:note-citation>8</text:note-citation><text:note-body><text:p text:style-name="P9">During playback only, it provides no protection should power be removed while a USB host is writing to the partition exported via the mass storage gadget. That’s down to the USB host to worry about.</text:p></text:note-body></text:note>. <text:span text:style-name="T57">It also removes the need for a clean shutdown every time.</text:span></text:p>
      <text:p text:style-name="P23"/>
      <text:p text:style-name="P23">See <text:a xlink:type="simple" xlink:href="https://learn.adafruit.com/read-only-raspberry-pi" text:style-name="Internet_20_link" text:visited-style-name="Visited_20_Internet_20_Link">https://learn.adafruit.com/read-only-raspberry-pi</text:a> for full information.</text:p>
      <text:p text:style-name="P23"/>
      <text:list xml:id="list4138669384892298268" text:style-name="L11">
        <text:list-item>
          <text:p text:style-name="P113">Download the setup script:</text:p>
          <text:list>
            <text:list-header>
              <text:p text:style-name="P113"><text:span text:style-name="T7">wget </text:span><text:a xlink:type="simple" xlink:href="https://raw.githubusercontent.com/adafruit/Raspberry-Pi-Installer-Scripts/master/read-only-fs.sh" text:style-name="Internet_20_link" text:visited-style-name="Visited_20_Internet_20_Link"><text:span text:style-name="T7">https://raw.githubusercontent.com/adafruit/Raspberry-Pi-Installer-Scripts/master/read-only-fs.sh</text:span></text:a></text:p>
            </text:list-header>
          </text:list>
        </text:list-item>
        <text:list-item>
          <text:p text:style-name="P113">Run it:</text:p>
          <text:list>
            <text:list-header>
              <text:p text:style-name="P52">sudo bash read-only-fs.sh</text:p>
            </text:list-header>
          </text:list>
        </text:list-item>
        <text:list-item>
          <text:p text:style-name="P114">Shutdown your pi:</text:p>
          <text:list>
            <text:list-header>
              <text:p text:style-name="P53">sudo poweroff</text:p>
            </text:list-header>
          </text:list>
        </text:list-item>
      </text:list>
      <text:p text:style-name="P16"/>
      <text:h text:style-name="P127" text:outline-level="1"><text:bookmark-start text:name="__RefHeading___Toc1373_1446031173"/>Appendix <text:span text:style-name="T49">One </text:span>– Remote <text:span text:style-name="T50">Control</text:span> <text:span text:style-name="T49">a Pi </text:span>zeroW/<text:span text:style-name="T50">WH</text:span><text:bookmark-end text:name="__RefHeading___Toc1373_1446031173"/></text:h>
      <text:p text:style-name="P12"><text:span text:style-name="T50">Portions of this</text:span> section <text:span text:style-name="T50">are</text:span> based on <text:a xlink:type="simple" xlink:href="https://www.raspberrypi.org/documentation/configuration/wireless/access-point.md" text:style-name="Internet_20_link" text:visited-style-name="Visited_20_Internet_20_Link">https://www.raspberrypi.org/documentation/configuration/wireless/access-point.md</text:a></text:p>
      <text:p text:style-name="P12"/>
      <text:p text:style-name="P13">This section assumes you want to create a private Wi-Fi network. If you’re connecting to an existing one skip to step <text:bookmark-ref text:reference-format="number" text:ref-name="__RefNumPara__431_1188653265">9</text:bookmark-ref></text:p>
      <text:p text:style-name="P12"/>
      <text:list xml:id="list5616387615593207485" text:style-name="L12">
        <text:list-item>
          <text:p text:style-name="P95">Login to your Pi zero</text:p>
        </text:list-item>
        <text:list-item>
          <text:p text:style-name="P96">Remount “/” read write (if you reboot during these steps you’ll need to do this again)<text:note text:id="ftn8" text:note-class="footnote"><text:note-citation>9</text:note-citation><text:note-body><text:p text:style-name="P6">Not needed if you’ve not converted to a read only filesystem</text:p></text:note-body></text:note>:</text:p>
          <text:list>
            <text:list-header>
              <text:p text:style-name="P54">sudo mount -o remount,rw /</text:p>
            </text:list-header>
          </text:list>
        </text:list-item>
        <text:list-item>
          <text:p text:style-name="P99">Stop mpd:</text:p>
          <text:list>
            <text:list-header>
              <text:p text:style-name="P57">sudo service mpd stop</text:p>
            </text:list-header>
          </text:list>
        </text:list-item>
        <text:list-item>
          <text:p text:style-name="P96">Install the required packages:</text:p>
          <text:list>
            <text:list-header>
              <text:p text:style-name="P54">sudo apt install hostapd dnsmasq</text:p>
            </text:list-header>
          </text:list>
        </text:list-item>
        <text:list-item>
          <text:p text:style-name="P96">As they’re not yet configured, stop them:</text:p>
          <text:list>
            <text:list-header>
              <text:p text:style-name="P54">sudo systemctl stop hostapd</text:p>
              <text:p text:style-name="P54">sudo systemctl stop dnsmasq</text:p>
            </text:list-header>
          </text:list>
        </text:list-item>
        <text:list-item>
          <text:p text:style-name="P101">Set a static IP adress for the wifi interface:</text:p>
          <text:list>
            <text:list-item>
              <text:p text:style-name="P101">Open /etc/dhcpcd.conf in your favourite editor<text:span text:style-name="T16">, this will need sudo.</text:span></text:p>
            </text:list-item>
            <text:list-item>
              <text:p text:style-name="P101">At the bottom of the file add:</text:p>
              <text:list>
                <text:list-header>
                  <text:p text:style-name="P58">interface wlan0</text:p>
                  <text:p text:style-name="P58"><text:s text:c="2"/>static ip_address=10.0.0.1/<text:span text:style-name="T52">24</text:span></text:p>
                </text:list-header>
              </text:list>
            </text:list-item>
            <text:list-item>
              <text:p text:style-name="P102">Save and close the file</text:p>
            </text:list-item>
            <text:list-item>
              <text:p text:style-name="P103">Restart the dhcpcd daemon:</text:p>
              <text:list>
                <text:list-item>
                  <text:list>
                    <text:list-header>
                      <text:p text:style-name="P59">sudo service dhcpcd restart</text:p>
                    </text:list-header>
                  </text:list>
                </text:list-item>
              </text:list>
            </text:list-item>
          </text:list>
        </text:list-item>
        <text:list-item>
          <text:p text:style-name="P104">Configure dnsmasq</text:p>
          <text:list>
            <text:list-item>
              <text:p text:style-name="P104">Move the default configuration file out of the way:</text:p>
              <text:list>
                <text:list-header>
                  <text:p text:style-name="P60">sudo mv /etc/dnsmasq.conf /etc/dnsmasq.conf.orig</text:p>
                </text:list-header>
              </text:list>
            </text:list-item>
            <text:list-item>
              <text:p text:style-name="P104">Open /etc/dnsmasq.conf <text:span text:style-name="T51">in your favourite editor, this will need sudo. </text:span>You should see an empty file.</text:p>
            </text:list-item>
            <text:list-item>
              <text:p text:style-name="P104">Insert the following:</text:p>
              <text:list>
                <text:list-header>
                  <text:p text:style-name="P60">interface=wlan0</text:p>
                  <text:p text:style-name="P60"><text:s text:c="2"/>dhcp-range=10.0.0.2,10.0.0.25,255.255.255.0,24h</text:p>
                </text:list-header>
              </text:list>
            </text:list-item>
            <text:list-item>
              <text:p text:style-name="P104">Save and close the file</text:p>
            </text:list-item>
          </text:list>
        </text:list-item>
        <text:list-item>
          <text:p text:style-name="P104">Configure hostapd</text:p>
          <text:list>
            <text:list-item>
              <text:p text:style-name="P104">Open /etc/hostapd/hostapd.conf <text:span text:style-name="T51">in your favourite editor, this will need sudo. </text:span>You should see an empty file.</text:p>
            </text:list-item>
          </text:list>
        </text:list-item>
      </text:list>
      <text:p text:style-name="P14"/>
      <text:list xml:id="list221926195595671" text:continue-numbering="true" text:style-name="L12">
        <text:list-item>
          <text:list>
            <text:list-item>
              <text:p text:style-name="P120">Insert the following, changing “<text:span text:style-name="T54">wlan0”,</text:span> “<text:span text:style-name="T53">NameOfNetwork”, “GB”,</text:span> and “<text:span text:style-name="T53">AardvarkBadgerHedgehog</text:span>” as required:</text:p>
              <text:list>
                <text:list-header>
                  <text:p text:style-name="P61">interface=wlan0</text:p>
                  <text:p text:style-name="P61">driver=nl80211</text:p>
                  <text:p text:style-name="P61">ssid=NameOfNetwork</text:p>
                  <text:p text:style-name="P62">country_code=GB</text:p>
                  <text:p text:style-name="P61">hw_mode=g</text:p>
                  <text:p text:style-name="P61">channel=7</text:p>
                  <text:p text:style-name="P61">wmm_enabled=0</text:p>
                  <text:p text:style-name="P61">macaddr_acl=0</text:p>
                  <text:p text:style-name="P61">auth_algs=1</text:p>
                  <text:p text:style-name="P61">ignore_broadcast_ssid=0</text:p>
                  <text:p text:style-name="P61">wpa=2</text:p>
                  <text:p text:style-name="P61">wpa_passphrase=AardvarkBadgerHedgehog</text:p>
                  <text:p text:style-name="P61">wpa_key_mgmt=WPA-PSK</text:p>
                  <text:p text:style-name="P61">wpa_pairwise=TKIP</text:p>
                  <text:p text:style-name="P61">rsn_pairwise=CCMP</text:p>
                </text:list-header>
              </text:list>
            </text:list-item>
            <text:list-item>
              <text:p text:style-name="P105">Save and close the file</text:p>
            </text:list-item>
            <text:list-item>
              <text:p text:style-name="P108">Configure hostapd’s logging<text:note text:id="ftn9" text:note-class="footnote"><text:note-citation>10</text:note-citation><text:note-body><text:p text:style-name="P7">Again, skipping this will cause problems after moving to a read only root</text:p></text:note-body></text:note>:</text:p>
              <text:list>
                <text:list-item>
                  <text:p text:style-name="P108">Open /etc/init.d/hostapd <text:span text:style-name="T52">in your favourite editor, this will need sudo.</text:span></text:p>
                </text:list-item>
                <text:list-item>
                  <text:p text:style-name="P108">Find the line starting with “PIDFILE=” add a new line delow it:</text:p>
                  <text:list>
                    <text:list-header>
                      <text:p text:style-name="P63">LOGFILE=/var/log/hostapd.log</text:p>
                    </text:list-header>
                  </text:list>
                </text:list-item>
                <text:list-item>
                  <text:p text:style-name="P108">Find the line reading:</text:p>
                  <text:list>
                    <text:list-header>
                      <text:p text:style-name="P63">DAEMON_OPTS="-B -P $PIDFILE $DAEMON_OPTS $DAEMON_CONF"</text:p>
                    </text:list-header>
                  </text:list>
                </text:list-item>
                <text:list-item>
                  <text:p text:style-name="P108">Change it to:</text:p>
                  <text:list>
                    <text:list-header>
                      <text:p text:style-name="P63">DAEMON_OPTS="-f $LOGFILE -B -P $PIDFILE $DAEMON_OPTS $DAEMON_CONF"</text:p>
                    </text:list-header>
                  </text:list>
                </text:list-item>
              </text:list>
            </text:list-item>
            <text:list-item>
              <text:p text:style-name="P108">Save and close the file</text:p>
            </text:list-item>
            <text:list-item>
              <text:p text:style-name="P100">Tell the system where to find hostapd.conf:</text:p>
              <text:list>
                <text:list-item>
                  <text:p text:style-name="P99">Open /etc/default/hostapd <text:span text:style-name="T51">in your favourite editor, this will need sudo.</text:span></text:p>
                </text:list-item>
                <text:list-item>
                  <text:p text:style-name="P99">Find the line that starts “#DAEMON_CONF” and change it to:</text:p>
                  <text:list>
                    <text:list-header>
                      <text:p text:style-name="P115"><text:span text:style-name="Source_20_Text"><text:span text:style-name="T7">DAEMON_CONF="/etc/hostapd/hostapd.conf"</text:span></text:span></text:p>
                    </text:list-header>
                  </text:list>
                </text:list-item>
                <text:list-item>
                  <text:p text:style-name="P116"><text:span text:style-name="Source_20_Text"><text:span text:style-name="T29">Save and close the file</text:span></text:span></text:p>
                </text:list-item>
              </text:list>
            </text:list-item>
          </text:list>
        </text:list-item>
        <text:list-item>
          <text:p text:style-name="P117"><text:bookmark-start text:name="__RefNumPara__431_1188653265"/><text:span text:style-name="Source_20_Text"><text:span text:style-name="T30">Configure mpd to allow remote access</text:span></text:span><text:bookmark-end text:name="__RefNumPara__431_1188653265"/></text:p>
          <text:list>
            <text:list-item>
              <text:p text:style-name="P81"><text:span text:style-name="Source_20_Text"><text:span text:style-name="T25">Open /etc/mpd.conf in your favourite editor, this will need sudo.</text:span></text:span></text:p>
            </text:list-item>
            <text:list-item>
              <text:p text:style-name="P81"><text:span text:style-name="Source_20_Text"><text:span text:style-name="T30">Find the line that reads ‘bind_to_address<text:tab/>“localhost”’</text:span></text:span></text:p>
            </text:list-item>
            <text:list-item>
              <text:p text:style-name="P81"><text:span text:style-name="Source_20_Text"><text:span text:style-name="T30">Change it to:</text:span></text:span></text:p>
              <text:list>
                <text:list-header>
                  <text:p text:style-name="P81"><text:span text:style-name="Source_20_Text"><text:span text:style-name="T8">bind_to_address<text:tab/>“any”</text:span></text:span></text:p>
                </text:list-header>
              </text:list>
            </text:list-item>
            <text:list-item>
              <text:p text:style-name="P81"><text:span text:style-name="Source_20_Text"><text:span text:style-name="T30">Save and close the file</text:span></text:span></text:p>
            </text:list-item>
          </text:list>
        </text:list-item>
        <text:list-item>
          <text:p text:style-name="P82"><text:bookmark-start text:name="__RefNumPara__433_1188653265"/><text:span text:style-name="Source_20_Text"><text:span text:style-name="T31">Remount “/” read only</text:span></text:span><text:span text:style-name="Source_20_Text"><text:span text:style-name="T32"><text:note text:id="ftn10" text:note-class="footnote"><text:note-citation>11</text:note-citation><text:note-body><text:p text:style-name="P6">Not needed if you’ve not converted to a read only filesystem</text:p></text:note-body></text:note></text:span></text:span><text:span text:style-name="Source_20_Text"><text:span text:style-name="T31"><text:note text:id="ftn11" text:note-class="footnote"><text:note-citation>12</text:note-citation><text:note-body><text:p text:style-name="P8">Steps <text:bookmark-ref text:reference-format="number" text:ref-name="__RefNumPara__433_1188653265">10</text:bookmark-ref> and <text:bookmark-ref text:reference-format="number" text:ref-name="__RefNumPara__435_1188653265">11</text:bookmark-ref> may be replaced with a reboot.</text:p></text:note-body></text:note></text:span></text:span><text:span text:style-name="Source_20_Text"><text:span text:style-name="T31">:</text:span></text:span><text:bookmark-end text:name="__RefNumPara__433_1188653265"/></text:p>
          <text:list>
            <text:list-header>
              <text:p text:style-name="P83"><text:span text:style-name="Source_20_Text"><text:span text:style-name="T9">sudo mount -o remount,ro /</text:span></text:span></text:p>
            </text:list-header>
          </text:list>
        </text:list-item>
        <text:list-item>
          <text:p text:style-name="P81"><text:bookmark-start text:name="__RefNumPara__435_1188653265"/><text:span text:style-name="Source_20_Text"><text:span text:style-name="T30">Restart services:</text:span></text:span><text:bookmark-end text:name="__RefNumPara__435_1188653265"/></text:p>
          <text:list>
            <text:list-header>
              <text:p text:style-name="P81"><text:span text:style-name="Source_20_Text"><text:span text:style-name="T8">sudo systemctl start hostapd</text:span></text:span></text:p>
              <text:p text:style-name="P81"><text:span text:style-name="Source_20_Text"><text:span text:style-name="T8">sudo systemctl start dnsmasq</text:span></text:span></text:p>
              <text:p text:style-name="P81"><text:span text:style-name="Source_20_Text"><text:span text:style-name="T8">sudo service start mpd</text:span></text:span></text:p>
            </text:list-header>
          </text:list>
        </text:list-item>
      </text:list>
      <text:p text:style-name="P17"><text:span text:style-name="Source_20_Text"><text:span text:style-name="T25"/></text:span></text:p>
      <text:p text:style-name="P17"><text:span text:style-name="Source_20_Text"><text:span text:style-name="T30">You should now be able to connect to the access point configured above and control mpd via one of its many clients.</text:span></text:span></text:p>
      <text:h text:style-name="P127" text:outline-level="1"><text:bookmark-start text:name="__RefHeading___Toc1375_1446031173"/><text:span text:style-name="Source_20_Text"><text:span text:style-name="T25">Appendix Two – Sharing Your Music</text:span></text:span><text:bookmark-end text:name="__RefHeading___Toc1375_1446031173"/></text:h>
      <text:p text:style-name="P18"><text:span text:style-name="Source_20_Text"><text:span text:style-name="T33">Any device that can act as a USB host for mass storage devices and that supports FAT32 formatted drives can access your music by connecting a cable to the USB data port.</text:span></text:span></text:p>
      <text:p text:style-name="P18"><text:span text:style-name="Source_20_Text"><text:span text:style-name="T33"/></text:span></text:p>
      <text:p text:style-name="P19"><text:span text:style-name="Source_20_Text"><text:span text:style-name="T34">To make your music available over a network:</text:span></text:span></text:p>
      <text:list xml:id="list5038319702790133346" text:style-name="L13">
        <text:list-item>
          <text:p text:style-name="P84"><text:span text:style-name="Source_20_Text"><text:span text:style-name="T34">Make sure your Pi zero has access to the internet.</text:span></text:span></text:p>
        </text:list-item>
        <text:list-item>
          <text:p text:style-name="P84"><text:span text:style-name="Source_20_Text"><text:span text:style-name="T34">Login</text:span></text:span></text:p>
        </text:list-item>
        <text:list-item>
          <text:p text:style-name="P97">Remount “/” read write (if you reboot during these steps you’ll need to do this again)<text:note text:id="ftn12" text:note-class="footnote"><text:note-citation>13</text:note-citation><text:note-body><text:p text:style-name="P6">Not needed if you’ve not converted to a read only filesystem</text:p></text:note-body></text:note>:</text:p>
          <text:list>
            <text:list-header>
              <text:p text:style-name="P55"><text:span text:style-name="Source_20_Text"><text:span text:style-name="T10">sudo mount -o remount,rw /</text:span></text:span></text:p>
            </text:list-header>
          </text:list>
        </text:list-item>
        <text:list-item>
          <text:p text:style-name="P84"><text:span text:style-name="Source_20_Text"><text:span text:style-name="T34">Update package lists</text:span></text:span></text:p>
          <text:list>
            <text:list-header>
              <text:p text:style-name="P84"><text:span text:style-name="Source_20_Text"><text:span text:style-name="T11">sudo apt update</text:span></text:span></text:p>
            </text:list-header>
          </text:list>
        </text:list-item>
        <text:list-item>
          <text:p text:style-name="P85"><text:span text:style-name="Source_20_Text"><text:span text:style-name="T35">Install samba</text:span></text:span></text:p>
          <text:list>
            <text:list-header>
              <text:p text:style-name="P85"><text:span text:style-name="Source_20_Text"><text:span text:style-name="T12">sudo apt install samba samba-common-bin</text:span></text:span></text:p>
            </text:list-header>
          </text:list>
        </text:list-item>
        <text:list-item>
          <text:p text:style-name="P86"><text:span text:style-name="Source_20_Text"><text:span text:style-name="T36">Backup the default smb.conf</text:span></text:span></text:p>
          <text:list>
            <text:list-header>
              <text:p text:style-name="P86"><text:span text:style-name="Source_20_Text"><text:span text:style-name="T13">sudo mv /etc/samba/smb.conf /etc/samba/smb.conf.orig</text:span></text:span></text:p>
            </text:list-header>
          </text:list>
        </text:list-item>
        <text:list-item>
          <text:p text:style-name="P106"><text:span text:style-name="Source_20_Text"><text:span text:style-name="T37">Open</text:span></text:span><text:span text:style-name="Source_20_Text"><text:span text:style-name="T36"> /etc/samba/smb.conf</text:span></text:span><text:span text:style-name="Source_20_Text"><text:span text:style-name="T37"> </text:span></text:span><text:span text:style-name="Source_20_Text"><text:span text:style-name="T38">in your favourite editor, this will need sudo. </text:span></text:span><text:span text:style-name="Source_20_Text"><text:span text:style-name="T37">You should see an empty file.</text:span></text:span></text:p>
        </text:list-item>
        <text:list-item>
          <text:p text:style-name="P86"><text:span text:style-name="Source_20_Text"><text:span text:style-name="T36">Insert the following:</text:span></text:span></text:p>
          <text:list>
            <text:list-header>
              <text:p text:style-name="P86"><text:span text:style-name="Source_20_Text"><text:span text:style-name="T13">[global]</text:span></text:span></text:p>
              <text:p text:style-name="P86"><text:span text:style-name="Source_20_Text"><text:span text:style-name="T13"><text:s text:c="2"/>workgroup = WORKGROUP</text:span></text:span></text:p>
              <text:p text:style-name="P86"><text:span text:style-name="Source_20_Text"><text:span text:style-name="T13"><text:s text:c="2"/>dns proxy = no</text:span></text:span></text:p>
              <text:p text:style-name="P86"><text:span text:style-name="Source_20_Text"><text:span text:style-name="T13"><text:s text:c="2"/>log file = /var/log/samba.log</text:span></text:span></text:p>
              <text:p text:style-name="P86"><text:span text:style-name="Source_20_Text"><text:span text:style-name="T13"><text:s text:c="2"/>syslog = 0</text:span></text:span></text:p>
              <text:p text:style-name="P86"><text:span text:style-name="Source_20_Text"><text:span text:style-name="T13"><text:s text:c="2"/>server role = standalone server</text:span></text:span></text:p>
              <text:p text:style-name="P86"><text:span text:style-name="Source_20_Text"><text:span text:style-name="T13"><text:s text:c="2"/>security = user</text:span></text:span></text:p>
              <text:p text:style-name="P86"><text:span text:style-name="Source_20_Text"><text:span text:style-name="T13"><text:s text:c="2"/>unix password sync = no</text:span></text:span></text:p>
              <text:p text:style-name="P86"><text:span text:style-name="Source_20_Text"><text:span text:style-name="T13"><text:s text:c="2"/>map to guest = bad user</text:span></text:span></text:p>
              <text:p text:style-name="P86"><text:span text:style-name="Source_20_Text"><text:span text:style-name="T13"><text:s text:c="2"/>show add printer wizard = no</text:span></text:span></text:p>
              <text:p text:style-name="P86"><text:span text:style-name="Source_20_Text"><text:span text:style-name="T7"/></text:span></text:p>
              <text:p text:style-name="P86"><text:span text:style-name="Source_20_Text"><text:span text:style-name="T13">[music]</text:span></text:span></text:p>
              <text:p text:style-name="P86"><text:span text:style-name="Source_20_Text"><text:span text:style-name="T13"><text:s text:c="2"/>comment = %h Music</text:span></text:span></text:p>
              <text:p text:style-name="P86"><text:span text:style-name="Source_20_Text"><text:span text:style-name="T13"><text:s text:c="2"/>path = /music</text:span></text:span></text:p>
              <text:p text:style-name="P86"><text:span text:style-name="Source_20_Text"><text:span text:style-name="T13"><text:s text:c="2"/>browseable = yes</text:span></text:span></text:p>
              <text:p text:style-name="P86"><text:span text:style-name="Source_20_Text"><text:span text:style-name="T13"><text:s text:c="2"/>read only = yes</text:span></text:span></text:p>
              <text:p text:style-name="P86"><text:span text:style-name="Source_20_Text"><text:span text:style-name="T13"><text:s text:c="2"/>guest ok = yes</text:span></text:span></text:p>
              <text:p text:style-name="P86"><text:span text:style-name="Source_20_Text"><text:span text:style-name="T13"><text:s text:c="2"/>guest only = yes</text:span></text:span></text:p>
            </text:list-header>
          </text:list>
        </text:list-item>
        <text:list-item>
          <text:p text:style-name="P87"><text:span text:style-name="Source_20_Text"><text:span text:style-name="T36">Save and close the file</text:span></text:span></text:p>
        </text:list-item>
        <text:list-item>
          <text:p text:style-name="P87"><text:bookmark-start text:name="__RefNumPara__433_11886532651"/><text:span text:style-name="Source_20_Text"><text:span text:style-name="T31">Remount “/” read only</text:span></text:span><text:span text:style-name="Source_20_Text"><text:span text:style-name="T32"><text:note text:id="ftn13" text:note-class="footnote"><text:note-citation>14</text:note-citation><text:note-body><text:p text:style-name="P6">Not needed if you’ve not converted to a read only filesystem</text:p></text:note-body></text:note></text:span></text:span><text:span text:style-name="Source_20_Text"><text:span text:style-name="T31"><text:note text:id="ftn14" text:note-class="footnote"><text:note-citation>15</text:note-citation><text:note-body><text:p text:style-name="P8">Steps <text:bookmark-ref text:reference-format="number" text:ref-name="__RefNumPara__433_1188653265">10</text:bookmark-ref> and <text:bookmark-ref text:reference-format="number" text:ref-name="__RefNumPara__435_1188653265">11</text:bookmark-ref> may be replaced with a reboot.</text:p></text:note-body></text:note></text:span></text:span><text:span text:style-name="Source_20_Text"><text:span text:style-name="T31">:</text:span></text:span><text:bookmark-end text:name="__RefNumPara__433_11886532651"/></text:p>
          <text:list>
            <text:list-header>
              <text:p text:style-name="P87"><text:span text:style-name="Source_20_Text"><text:span text:style-name="T9">sudo mount -o remount,ro /</text:span></text:span></text:p>
            </text:list-header>
          </text:list>
        </text:list-item>
        <text:list-item>
          <text:p text:style-name="P86"><text:span text:style-name="Source_20_Text"><text:span text:style-name="T36">Restart samba:</text:span></text:span></text:p>
          <text:list>
            <text:list-header>
              <text:p text:style-name="P86"><text:span text:style-name="Source_20_Text"><text:span text:style-name="T13">sudo systemctl restart smbd</text:span></text:span></text:p>
            </text:list-header>
          </text:list>
        </text:list-item>
      </text:list>
      <text:p text:style-name="P20"><text:span text:style-name="Source_20_Text"><text:span text:style-name="T36"/></text:span></text:p>
      <text:p text:style-name="P20"><text:span text:style-name="Source_20_Text"><text:span text:style-name="T36">The above creates a read only share available to anyone with network access to your Pi. Refer to the samba documentation (</text:span></text:span><text:a xlink:type="simple" xlink:href="https://www.samba.org/samba/docs/" text:style-name="Internet_20_link" text:visited-style-name="Visited_20_Internet_20_Link"><text:span text:style-name="Source_20_Text"><text:span text:style-name="T36">https://www.samba.org/samba/docs/</text:span></text:span></text:a><text:span text:style-name="Source_20_Text"><text:span text:style-name="T36">) </text:span></text:span><text:span text:style-name="Source_20_Text"><text:span text:style-name="T39">if you want to make it more secure.</text:span></text:span></text:p>
      <text:h text:style-name="P127" text:outline-level="1"><text:bookmark-start text:name="__RefHeading___Toc1377_1446031173"/><text:span text:style-name="Source_20_Text"><text:span text:style-name="T25">Appendix Three – Airplay Receiver</text:span></text:span><text:bookmark-end text:name="__RefHeading___Toc1377_1446031173"/></text:h>
      <text:p text:style-name="P21"><text:span text:style-name="Source_20_Text"><text:span text:style-name="T40">This section is based on </text:span></text:span><text:a xlink:type="simple" xlink:href="https://github.com/mikebrady/shairport-sync/blob/master/CAR%20INSTALL.md" text:style-name="Internet_20_link" text:visited-style-name="Visited_20_Internet_20_Link"><text:span text:style-name="Source_20_Text"><text:span text:style-name="T40">https://github.com/mikebrady/shairport-sync/blob/master/CAR%20INSTALL.md</text:span></text:span></text:a></text:p>
      <text:p text:style-name="P21"><text:span text:style-name="Source_20_Text"><text:span text:style-name="T40"/></text:span></text:p>
      <text:p text:style-name="P22"><text:span text:style-name="Source_20_Text"><text:span text:style-name="T41">The target Pi needs to be available over a network for this to be of use. See Appendix Two for one method of making it so. </text:span></text:span><text:span text:style-name="Source_20_Text"><text:span text:style-name="T42">We’ll be using Shairport Sync for airplay functionality.</text:span></text:span></text:p>
      <text:p text:style-name="P22"/>
      <text:list xml:id="list3061614149659363136" text:style-name="L14">
        <text:list-item>
          <text:p text:style-name="P88"><text:span text:style-name="Source_20_Text"><text:span text:style-name="T34">Make sure your Pi zero has access to the internet.</text:span></text:span></text:p>
        </text:list-item>
        <text:list-item>
          <text:p text:style-name="P88"><text:span text:style-name="Source_20_Text"><text:span text:style-name="T34">Login</text:span></text:span></text:p>
        </text:list-item>
        <text:list-item>
          <text:p text:style-name="P98">Remount “/” read write (if you reboot during these steps you’ll need to do this again)<text:note text:id="ftn15" text:note-class="footnote"><text:note-citation>16</text:note-citation><text:note-body><text:p text:style-name="P6">Not needed if you’ve not converted to a read only filesystem</text:p></text:note-body></text:note>:</text:p>
          <text:list>
            <text:list-header>
              <text:p text:style-name="P56"><text:span text:style-name="Source_20_Text"><text:span text:style-name="T7">sudo mount -o remount,rw /</text:span></text:span></text:p>
            </text:list-header>
          </text:list>
        </text:list-item>
        <text:list-item>
          <text:p text:style-name="P88"><text:span text:style-name="Source_20_Text"><text:span text:style-name="T34">Update package lists</text:span></text:span></text:p>
          <text:list>
            <text:list-header>
              <text:p text:style-name="P88"><text:span text:style-name="Source_20_Text"><text:span text:style-name="T11">sudo apt update</text:span></text:span></text:p>
            </text:list-header>
          </text:list>
        </text:list-item>
        <text:list-item>
          <text:p text:style-name="P89"><text:span text:style-name="Source_20_Text"><text:span text:style-name="T42">Install dependencies for shairport-sync:</text:span></text:span></text:p>
          <text:list>
            <text:list-header>
              <text:p text:style-name="P89"><text:span text:style-name="Source_20_Text"><text:span text:style-name="T14">apt-get install build-essential git xmltoman autoconf <text:tab/>automake libtool libdaemon-dev libpopt-dev libconfig-<text:tab/>dev libasound2-dev avahi-daemon libavahi-client-dev <text:tab/>libssl-dev</text:span></text:span></text:p>
            </text:list-header>
          </text:list>
        </text:list-item>
        <text:list-item>
          <text:p text:style-name="P89"><text:span text:style-name="Source_20_Text"><text:span text:style-name="T42">Download Shairport Sync</text:span></text:span></text:p>
          <text:list>
            <text:list-header>
              <text:p text:style-name="P118"><text:span text:style-name="Source_20_Text"><text:span text:style-name="T7">git clone https://github.com/mikebrady/shairport-sync.git</text:span></text:span></text:p>
            </text:list-header>
          </text:list>
        </text:list-item>
        <text:list-item>
          <text:p text:style-name="P89"><text:span text:style-name="Source_20_Text"><text:span text:style-name="T42">Configure, build and install it</text:span></text:span></text:p>
          <text:list>
            <text:list-header>
              <text:p text:style-name="P64">cd shairport-sync</text:p>
              <text:p text:style-name="P64">autoreconf -fi</text:p>
              <text:p text:style-name="P64">./configure --sysconfdir=/etc --with-alsa --with-avahi <text:tab/>--with-ssl=openssl --with-systemd</text:p>
              <text:p text:style-name="P64">make</text:p>
              <text:p text:style-name="P64">sudo make install</text:p>
            </text:list-header>
          </text:list>
        </text:list-item>
        <text:list-item>
          <text:p text:style-name="P107">Open /etc/<text:span text:style-name="T56">shairport-sync</text:span>.conf <text:span text:style-name="T51">in your favourite editor. This will need sudo.</text:span></text:p>
        </text:list-item>
        <text:list-item>
          <text:p text:style-name="P109">Find the <text:span text:style-name="T7">sessioncontrol =</text:span> section</text:p>
        </text:list-item>
        <text:list-item>
          <text:p text:style-name="P109"><text:bookmark-start text:name="__RefNumPara__1079_1956574400"/>Insert the following between the braces:<text:bookmark-end text:name="__RefNumPara__1079_1956574400"/></text:p>
          <text:list>
            <text:list-header>
              <text:p text:style-name="P65">run_this_before_play_begins = "/usr/bin/mpc stop”</text:p>
              <text:p text:style-name="P65">run_this_after_play_ends = "/usr/bin/mpc play”</text:p>
              <text:p text:style-name="P65">wait_for_completion = “yes”</text:p>
            </text:list-header>
          </text:list>
        </text:list-item>
        <text:list-item>
          <text:p text:style-name="P109">Save and close the file</text:p>
        </text:list-item>
        <text:list-item>
          <text:p text:style-name="P109">Enable auto start of shairport-sync</text:p>
        </text:list-item>
        <text:list-item>
          <text:p text:style-name="P109">sudo systemctl enable shairport-sync</text:p>
        </text:list-item>
        <text:list-item>
          <text:p text:style-name="P90"><text:bookmark-start text:name="__RefNumPara__433_118865326511"/><text:span text:style-name="Source_20_Text"><text:span text:style-name="T31">Remount “/” read only</text:span></text:span><text:span text:style-name="Source_20_Text"><text:span text:style-name="T32"><text:note text:id="ftn16" text:note-class="footnote"><text:note-citation>17</text:note-citation><text:note-body><text:p text:style-name="P6">Not needed if you’ve not converted to a read only filesystem</text:p></text:note-body></text:note></text:span></text:span><text:span text:style-name="Source_20_Text"><text:span text:style-name="T31">:</text:span></text:span><text:bookmark-end text:name="__RefNumPara__433_118865326511"/></text:p>
          <text:list>
            <text:list-header>
              <text:p text:style-name="P110"><text:span text:style-name="Source_20_Text"><text:span text:style-name="T9">sudo mount -o remount,ro /</text:span></text:span></text:p>
            </text:list-header>
          </text:list>
        </text:list-item>
        <text:list-item>
          <text:p text:style-name="P110"><text:span text:style-name="Source_20_Text"><text:span text:style-name="T43">Start shairport-sync</text:span></text:span></text:p>
          <text:list>
            <text:list-header>
              <text:p text:style-name="P110"><text:span text:style-name="Source_20_Text"><text:span text:style-name="T15">sudo systemctl start shairport-sync</text:span></text:span></text:p>
            </text:list-header>
          </text:list>
        </text:list-item>
      </text:list>
      <text:p text:style-name="P15"><text:span text:style-name="Source_20_Text"><text:span text:style-name="T44"/></text:span></text:p>
      <text:p text:style-name="P15"><text:span text:style-name="Source_20_Text"><text:span text:style-name="T44">Step </text:span></text:span><text:span text:style-name="Source_20_Text"><text:span text:style-name="T44"><text:bookmark-ref text:reference-format="number" text:ref-name="__RefNumPara__1079_1956574400">10</text:bookmark-ref></text:span></text:span><text:span text:style-name="Source_20_Text"><text:span text:style-name="T44"> ensures that local playback is stopped when an airplay session is started and resumed when it is clo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0:55:22.377000000</meta:creation-date>
    <dc:date>2018-07-12T22:19:24.620000000</dc:date>
    <meta:editing-duration>PT7H32M52S</meta:editing-duration>
    <meta:editing-cycles>47</meta:editing-cycles>
    <meta:generator>LibreOffice/5.2.7.2$Windows_X86_64 LibreOffice_project/2b7f1e640c46ceb28adf43ee075a6e8b8439ed10</meta:generator>
    <meta:document-statistic meta:table-count="0" meta:image-count="0" meta:object-count="0" meta:page-count="10" meta:paragraph-count="317" meta:word-count="2126" meta:character-count="12981" meta:non-whitespace-character-count="11267"/>
  </office:meta>
</office:document-meta>
</file>